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16871922E80B6F4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Linux Libertine Display" svg:font-family="'Linux Libertine Display'" style:font-pitch="variable"/>
    <style:font-face style:name="OpenSymbol" svg:font-family="OpenSymbol" style:font-charset="x-symbol"/>
    <style:font-face style:name="P052" svg:font-family="P052" style:font-pitch="variable"/>
  </office:font-face-decls>
  <office:automatic-styles>
    <style:style style:name="P1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Heading_20_2">
      <style:text-properties fo:font-size="16pt" fo:font-weight="normal" officeooo:paragraph-rsid="0010e9a0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0e9a0"/>
    </style:style>
    <style:style style:name="P5" style:family="paragraph" style:parent-style-name="Heading_20_1">
      <style:text-properties officeooo:paragraph-rsid="002f0855"/>
    </style:style>
    <style:style style:name="P6" style:family="paragraph" style:parent-style-name="Standard">
      <style:text-properties officeooo:paragraph-rsid="002f0855"/>
    </style:style>
    <style:style style:name="P7" style:family="paragraph" style:parent-style-name="Text_20_body">
      <style:text-properties officeooo:paragraph-rsid="002f0855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2f0855"/>
    </style:style>
    <style:style style:name="P9" style:family="paragraph" style:parent-style-name="Heading_20_1">
      <style:text-properties officeooo:paragraph-rsid="0035ab71"/>
    </style:style>
    <style:style style:name="P10" style:family="paragraph" style:parent-style-name="Standard">
      <style:text-properties officeooo:paragraph-rsid="0035ab71"/>
    </style:style>
    <style:style style:name="P11" style:family="paragraph" style:parent-style-name="Heading_20_1">
      <style:text-properties officeooo:paragraph-rsid="003fa385"/>
    </style:style>
    <style:style style:name="P12" style:family="paragraph" style:parent-style-name="Heading_20_1">
      <style:text-properties officeooo:paragraph-rsid="0069c72f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69c72f"/>
    </style:style>
    <style:style style:name="P14" style:family="paragraph" style:parent-style-name="Heading_20_1">
      <style:text-properties officeooo:paragraph-rsid="0071f96d"/>
    </style:style>
    <style:style style:name="P15" style:family="paragraph" style:parent-style-name="Standard">
      <style:text-properties officeooo:paragraph-rsid="0071f96d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71f96d"/>
    </style:style>
    <style:style style:name="P17" style:family="paragraph" style:parent-style-name="Heading_20_2">
      <style:text-properties officeooo:paragraph-rsid="0044cf34"/>
    </style:style>
    <style:style style:name="P18" style:family="paragraph" style:parent-style-name="Heading_20_2">
      <style:text-properties officeooo:paragraph-rsid="0076acb3"/>
    </style:style>
    <style:style style:name="P19" style:family="paragraph" style:parent-style-name="Heading_20_2">
      <style:text-properties officeooo:paragraph-rsid="008a3d39"/>
    </style:style>
    <style:style style:name="P20" style:family="paragraph" style:parent-style-name="Standard">
      <style:paragraph-properties fo:margin-top="0in" fo:margin-bottom="0.1965in" style:contextual-spacing="false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P22" style:family="paragraph" style:parent-style-name="List_20_Contents">
      <style:paragraph-properties fo:margin-top="0in" fo:margin-bottom="0.1965in" style:contextual-spacing="false"/>
    </style:style>
    <style:style style:name="P23" style:family="paragraph" style:parent-style-name="List_20_Heading">
      <style:paragraph-properties fo:margin-top="0in" fo:margin-bottom="0.1965in" style:contextual-spacing="false"/>
    </style:style>
    <style:style style:name="P24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5" style:family="paragraph" style:parent-style-name="Standard">
      <style:text-properties officeooo:paragraph-rsid="00544c5c"/>
    </style:style>
    <style:style style:name="P26" style:family="paragraph" style:parent-style-name="Standard">
      <style:text-properties officeooo:paragraph-rsid="005ac7d7"/>
    </style:style>
    <style:style style:name="P27" style:family="paragraph" style:parent-style-name="Standard">
      <style:text-properties officeooo:paragraph-rsid="003ffb8c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0" style:family="paragraph" style:parent-style-name="Standard">
      <style:text-properties officeooo:paragraph-rsid="006280c1"/>
    </style:style>
    <style:style style:name="P31" style:family="paragraph" style:parent-style-name="Standard">
      <style:text-properties officeooo:paragraph-rsid="0067b99f"/>
    </style:style>
    <style:style style:name="P32" style:family="paragraph" style:parent-style-name="Standard">
      <style:text-properties officeooo:paragraph-rsid="00758a96"/>
    </style:style>
    <style:style style:name="P33" style:family="paragraph" style:parent-style-name="Standard">
      <style:paragraph-properties fo:margin-top="0in" fo:margin-bottom="0.1965in" style:contextual-spacing="false"/>
      <style:text-properties officeooo:paragraph-rsid="00758a96"/>
    </style:style>
    <style:style style:name="P34" style:family="paragraph" style:parent-style-name="Standard">
      <style:text-properties officeooo:rsid="0077bb9f" officeooo:paragraph-rsid="0077bb9f"/>
    </style:style>
    <style:style style:name="P35" style:family="paragraph" style:parent-style-name="Standard">
      <style:text-properties officeooo:paragraph-rsid="0077bb9f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77bb9f"/>
    </style:style>
    <style:style style:name="P37" style:family="paragraph" style:parent-style-name="Standard">
      <style:text-properties officeooo:paragraph-rsid="00782982"/>
    </style:style>
    <style:style style:name="P38" style:family="paragraph" style:parent-style-name="Standard">
      <style:text-properties officeooo:paragraph-rsid="007afa07"/>
    </style:style>
    <style:style style:name="P39" style:family="paragraph" style:parent-style-name="Standard">
      <style:text-properties officeooo:paragraph-rsid="007c8196"/>
    </style:style>
    <style:style style:name="P40" style:family="paragraph" style:parent-style-name="Standard">
      <style:text-properties officeooo:paragraph-rsid="007e1646"/>
    </style:style>
    <style:style style:name="P41" style:family="paragraph" style:parent-style-name="Standard">
      <style:text-properties officeooo:paragraph-rsid="00804949"/>
    </style:style>
    <style:style style:name="P42" style:family="paragraph" style:parent-style-name="Standard">
      <style:text-properties officeooo:paragraph-rsid="008661df"/>
    </style:style>
    <style:style style:name="P43" style:family="paragraph" style:parent-style-name="Standard">
      <style:text-properties officeooo:paragraph-rsid="008ae23e"/>
    </style:style>
    <style:style style:name="P44" style:family="paragraph" style:parent-style-name="Standard">
      <style:text-properties officeooo:rsid="008b190d" officeooo:paragraph-rsid="008b190d"/>
    </style:style>
    <style:style style:name="P45" style:family="paragraph" style:parent-style-name="Standard">
      <style:text-properties officeooo:rsid="008b190d" officeooo:paragraph-rsid="008d7480"/>
    </style:style>
    <style:style style:name="P46" style:family="paragraph" style:parent-style-name="Standard">
      <style:text-properties officeooo:paragraph-rsid="008d7480"/>
    </style:style>
    <style:style style:name="P47" style:family="paragraph" style:parent-style-name="Text_20_body">
      <style:paragraph-properties fo:margin-top="0in" fo:margin-bottom="0in" style:contextual-spacing="false"/>
      <style:text-properties officeooo:paragraph-rsid="0037937e"/>
    </style:style>
    <style:style style:name="P48" style:family="paragraph" style:parent-style-name="Text_20_body">
      <style:text-properties officeooo:paragraph-rsid="005b6f36"/>
    </style:style>
    <style:style style:name="P49" style:family="paragraph" style:parent-style-name="Text_20_body">
      <style:paragraph-properties fo:margin-top="0in" fo:margin-bottom="0in" style:contextual-spacing="false"/>
      <style:text-properties officeooo:paragraph-rsid="00823d5b"/>
    </style:style>
    <style:style style:name="P50" style:family="paragraph" style:parent-style-name="Text_20_body">
      <style:paragraph-properties fo:margin-top="0in" fo:margin-bottom="0in" style:contextual-spacing="false"/>
      <style:text-properties fo:font-size="18pt" style:font-size-asian="18pt" style:font-size-complex="18pt"/>
    </style:style>
    <style:style style:name="P51" style:family="paragraph" style:parent-style-name="Standard">
      <style:text-properties fo:font-size="18pt" officeooo:paragraph-rsid="007e1646" style:font-size-asian="18pt" style:font-size-complex="18pt"/>
    </style:style>
    <style:style style:name="P52" style:family="paragraph" style:parent-style-name="Text_20_body">
      <style:text-properties fo:font-size="18pt" officeooo:paragraph-rsid="0035ab71" style:font-size-asian="18pt" style:font-size-complex="18pt"/>
    </style:style>
    <style:style style:name="P53" style:family="paragraph" style:parent-style-name="Text_20_body">
      <style:text-properties fo:font-size="18pt" officeooo:rsid="0067b99f" officeooo:paragraph-rsid="0067b99f" style:font-size-asian="18pt" style:font-size-complex="18pt"/>
    </style:style>
    <style:style style:name="P54" style:family="paragraph" style:parent-style-name="Standard">
      <style:text-properties fo:font-size="18pt" fo:font-weight="bold" officeooo:paragraph-rsid="0035ab71" style:font-size-asian="18pt" style:font-weight-asian="bold" style:font-size-complex="18pt" style:font-weight-complex="bold"/>
    </style:style>
    <style:style style:name="P55" style:family="paragraph" style:parent-style-name="Standard">
      <style:text-properties fo:font-size="18pt" fo:font-weight="bold" officeooo:rsid="0067b99f" officeooo:paragraph-rsid="008b190d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fo:font-weight="bold" officeooo:rsid="0067b99f" officeooo:paragraph-rsid="0067b99f" style:font-size-asian="18pt" style:font-weight-asian="bold" style:font-size-complex="18pt" style:font-weight-complex="bold"/>
    </style:style>
    <style:style style:name="P57" style:family="paragraph" style:parent-style-name="Heading_20_2">
      <style:text-properties fo:font-size="12pt" fo:font-weight="normal" officeooo:paragraph-rsid="0037b9a8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font-size="12pt" fo:font-weight="normal" officeooo:paragraph-rsid="0071f96d" style:font-size-asian="12pt" style:font-weight-asian="normal" style:font-size-complex="12pt" style:font-weight-complex="normal"/>
    </style:style>
    <style:style style:name="P59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60" style:family="paragraph" style:parent-style-name="Text_20_body">
      <style:text-properties style:font-name="P052" fo:font-size="16pt" fo:font-weight="bold" officeooo:paragraph-rsid="006280c1" style:font-size-asian="16pt" style:font-weight-asian="bold" style:font-size-complex="16pt" style:font-weight-complex="bold"/>
    </style:style>
    <style:style style:name="P61" style:family="paragraph" style:parent-style-name="Text_20_body">
      <style:text-properties style:font-name="Liberation Serif" fo:font-size="16pt" fo:font-weight="bold" officeooo:paragraph-rsid="006280c1" style:font-size-asian="16pt" style:font-weight-asian="bold" style:font-size-complex="16pt" style:font-weight-complex="bold"/>
    </style:style>
    <style:style style:name="P62" style:family="paragraph" style:parent-style-name="Text_20_body">
      <style:text-properties style:font-name="Liberation Serif" fo:font-size="16pt" fo:font-weight="bold" officeooo:rsid="00a666c6" officeooo:paragraph-rsid="00a666c6" style:font-size-asian="16pt" style:font-weight-asian="bold" style:font-size-complex="16pt" style:font-weight-complex="bold"/>
    </style:style>
    <style:style style:name="P63" style:family="paragraph" style:parent-style-name="Text_20_body">
      <style:text-properties style:font-name="Liberation Serif" fo:font-size="16pt" fo:font-weight="bold" officeooo:rsid="00a743da" officeooo:paragraph-rsid="00a743da" style:font-size-asian="16pt" style:font-weight-asian="bold" style:font-size-complex="16pt" style:font-weight-complex="bold"/>
    </style:style>
    <style:style style:name="P64" style:family="paragraph" style:parent-style-name="Text_20_body">
      <style:text-properties style:font-name="Liberation Serif" fo:font-size="16pt" fo:font-weight="bold" officeooo:rsid="00a87e2b" officeooo:paragraph-rsid="00a87e2b" style:font-size-asian="16pt" style:font-weight-asian="bold" style:font-size-complex="16pt" style:font-weight-complex="bold"/>
    </style:style>
    <style:style style:name="P65" style:family="paragraph" style:parent-style-name="Text_20_body">
      <style:text-properties style:font-name="Liberation Serif" fo:font-size="16pt" fo:font-weight="bold" officeooo:rsid="00a9626d" officeooo:paragraph-rsid="00a9626d" style:font-size-asian="16pt" style:font-weight-asian="bold" style:font-size-complex="16pt" style:font-weight-complex="bold"/>
    </style:style>
    <style:style style:name="P66" style:family="paragraph" style:parent-style-name="Text_20_body">
      <style:text-properties style:font-name="Liberation Serif" fo:font-size="16pt" fo:font-weight="bold" officeooo:rsid="00a9626d" officeooo:paragraph-rsid="00bf20e3" style:font-size-asian="16pt" style:font-weight-asian="bold" style:font-size-complex="16pt" style:font-weight-complex="bold"/>
    </style:style>
    <style:style style:name="P67" style:family="paragraph" style:parent-style-name="Text_20_body">
      <style:text-properties style:font-name="Liberation Serif" fo:font-size="16pt" fo:font-weight="bold" officeooo:rsid="00aa6778" officeooo:paragraph-rsid="00ad4804" style:font-size-asian="16pt" style:font-weight-asian="bold" style:font-size-complex="16pt" style:font-weight-complex="bold"/>
    </style:style>
    <style:style style:name="P68" style:family="paragraph" style:parent-style-name="Text_20_body">
      <style:text-properties style:font-name="Liberation Serif" fo:font-size="16pt" fo:font-weight="bold" officeooo:rsid="00ad4804" officeooo:paragraph-rsid="00ad4804" style:font-size-asian="16pt" style:font-weight-asian="bold" style:font-size-complex="16pt" style:font-weight-complex="bold"/>
    </style:style>
    <style:style style:name="P69" style:family="paragraph" style:parent-style-name="Text_20_body">
      <style:text-properties style:font-name="Liberation Serif" fo:font-size="16pt" fo:font-weight="bold" officeooo:rsid="00aedb29" officeooo:paragraph-rsid="00aedb29" style:font-size-asian="16pt" style:font-weight-asian="bold" style:font-size-complex="16pt" style:font-weight-complex="bold"/>
    </style:style>
    <style:style style:name="P70" style:family="paragraph" style:parent-style-name="Text_20_body">
      <style:text-properties style:font-name="Liberation Serif" fo:font-size="16pt" fo:font-weight="bold" officeooo:rsid="00aedb29" officeooo:paragraph-rsid="00c4fd6f" style:font-size-asian="16pt" style:font-weight-asian="bold" style:font-size-complex="16pt" style:font-weight-complex="bold"/>
    </style:style>
    <style:style style:name="P71" style:family="paragraph" style:parent-style-name="Text_20_body">
      <style:text-properties style:font-name="Liberation Serif" fo:font-size="16pt" fo:font-weight="bold" officeooo:rsid="00aedb29" officeooo:paragraph-rsid="00cd8f11" style:font-size-asian="16pt" style:font-weight-asian="bold" style:font-size-complex="16pt" style:font-weight-complex="bold"/>
    </style:style>
    <style:style style:name="P72" style:family="paragraph" style:parent-style-name="Text_20_body">
      <style:text-properties style:font-name="Liberation Serif" fo:font-size="16pt" fo:font-weight="bold" officeooo:rsid="00aedb29" officeooo:paragraph-rsid="00d25d7f" style:font-size-asian="16pt" style:font-weight-asian="bold" style:font-size-complex="16pt" style:font-weight-complex="bold"/>
    </style:style>
    <style:style style:name="P73" style:family="paragraph" style:parent-style-name="Text_20_body">
      <style:text-properties style:font-name="Liberation Serif" fo:font-size="16pt" fo:font-weight="bold" officeooo:rsid="00aedb29" officeooo:paragraph-rsid="00d2e85d" style:font-size-asian="16pt" style:font-weight-asian="bold" style:font-size-complex="16pt" style:font-weight-complex="bold"/>
    </style:style>
    <style:style style:name="P74" style:family="paragraph" style:parent-style-name="Text_20_body">
      <style:text-properties style:font-name="Liberation Serif" fo:font-size="16pt" fo:font-weight="bold" officeooo:rsid="00aedb29" officeooo:paragraph-rsid="00d46bdf" style:font-size-asian="16pt" style:font-weight-asian="bold" style:font-size-complex="16pt" style:font-weight-complex="bold"/>
    </style:style>
    <style:style style:name="P75" style:family="paragraph" style:parent-style-name="Text_20_body">
      <style:text-properties style:font-name="Liberation Serif" fo:font-size="16pt" fo:font-weight="bold" officeooo:rsid="00aedb29" officeooo:paragraph-rsid="00edda14" style:font-size-asian="16pt" style:font-weight-asian="bold" style:font-size-complex="16pt" style:font-weight-complex="bold"/>
    </style:style>
    <style:style style:name="P76" style:family="paragraph" style:parent-style-name="Text_20_body">
      <style:text-properties style:font-name="Liberation Serif" fo:font-size="16pt" fo:font-weight="bold" officeooo:rsid="00d5ff55" officeooo:paragraph-rsid="00e44858" style:font-size-asian="16pt" style:font-weight-asian="bold" style:font-size-complex="16pt" style:font-weight-complex="bold"/>
    </style:style>
    <style:style style:name="P77" style:family="paragraph" style:parent-style-name="Text_20_body">
      <style:text-properties style:font-name="Liberation Serif" fo:font-size="16pt" fo:font-weight="bold" officeooo:rsid="00d7052c" officeooo:paragraph-rsid="00d7052c" style:font-size-asian="16pt" style:font-weight-asian="bold" style:font-size-complex="16pt" style:font-weight-complex="bold"/>
    </style:style>
    <style:style style:name="P78" style:family="paragraph" style:parent-style-name="Text_20_body">
      <style:text-properties style:font-name="Liberation Serif" fo:font-size="16pt" fo:font-weight="bold" officeooo:rsid="00d7052c" officeooo:paragraph-rsid="00e63691" style:font-size-asian="16pt" style:font-weight-asian="bold" style:font-size-complex="16pt" style:font-weight-complex="bold"/>
    </style:style>
    <style:style style:name="P79" style:family="paragraph" style:parent-style-name="Text_20_body">
      <style:text-properties style:font-name="Liberation Serif" fo:font-size="16pt" fo:font-weight="bold" officeooo:rsid="00e3475c" officeooo:paragraph-rsid="00e3475c" style:font-size-asian="16pt" style:font-weight-asian="bold" style:font-size-complex="16pt" style:font-weight-complex="bold"/>
    </style:style>
    <style:style style:name="P80" style:family="paragraph" style:parent-style-name="Text_20_body">
      <style:text-properties style:font-name="Liberation Serif" fo:font-size="16pt" fo:font-weight="bold" officeooo:rsid="009ea8d8" officeooo:paragraph-rsid="009ea8d8" style:font-size-asian="16pt" style:font-weight-asian="bold" style:font-size-complex="16pt" style:font-weight-complex="bold"/>
    </style:style>
    <style:style style:name="P81" style:family="paragraph" style:parent-style-name="Text_20_body">
      <style:text-properties style:font-name="Liberation Serif" fo:font-size="16pt" fo:font-weight="bold" officeooo:rsid="00e44858" officeooo:paragraph-rsid="00e44858" style:font-size-asian="16pt" style:font-weight-asian="bold" style:font-size-complex="16pt" style:font-weight-complex="bold"/>
    </style:style>
    <style:style style:name="P82" style:family="paragraph" style:parent-style-name="Text_20_body">
      <style:text-properties style:font-name="Liberation Serif" fo:font-size="16pt" officeooo:paragraph-rsid="009b6c19" style:font-size-asian="16pt" style:font-size-complex="16pt"/>
    </style:style>
    <style:style style:name="P83" style:family="paragraph" style:parent-style-name="Text_20_body">
      <style:text-properties style:font-name="Liberation Serif" fo:font-size="16pt" officeooo:rsid="009ea8d8" officeooo:paragraph-rsid="009ea8d8" style:font-size-asian="16pt" style:font-size-complex="16pt"/>
    </style:style>
    <style:style style:name="P84" style:family="paragraph" style:parent-style-name="Text_20_body">
      <style:text-properties style:font-name="Liberation Serif" fo:font-size="16pt" officeooo:rsid="009f928a" officeooo:paragraph-rsid="009f928a" style:font-size-asian="16pt" style:font-size-complex="16pt"/>
    </style:style>
    <style:style style:name="P85" style:family="paragraph" style:parent-style-name="Text_20_body">
      <style:text-properties style:font-name="Liberation Serif" fo:font-size="14pt" fo:font-weight="bold" officeooo:rsid="00aa6778" officeooo:paragraph-rsid="00aa6778" style:font-size-asian="14pt" style:font-weight-asian="bold" style:font-size-complex="14pt" style:font-weight-complex="bold"/>
    </style:style>
    <style:style style:name="P86" style:family="paragraph" style:parent-style-name="Text_20_body">
      <style:text-properties style:font-name="Liberation Serif" fo:font-size="18pt" fo:font-weight="bold" officeooo:rsid="00d7052c" officeooo:paragraph-rsid="00d7052c" style:font-size-asian="18pt" style:font-weight-asian="bold" style:font-size-complex="18pt" style:font-weight-complex="bold"/>
    </style:style>
    <style:style style:name="P87" style:family="paragraph" style:parent-style-name="Text_20_body">
      <style:text-properties style:font-name="Liberation Serif" fo:font-size="12pt" fo:font-weight="normal" officeooo:rsid="00bbbe13" officeooo:paragraph-rsid="00aedb29" style:font-size-asian="12pt" style:font-weight-asian="normal" style:font-size-complex="12pt" style:font-weight-complex="normal"/>
    </style:style>
    <style:style style:name="P88" style:family="paragraph" style:parent-style-name="Text_20_body">
      <style:text-properties style:font-name="Liberation Serif" fo:font-size="12pt" fo:font-weight="normal" officeooo:rsid="00bbbe13" officeooo:paragraph-rsid="00cd8f11" style:font-size-asian="12pt" style:font-weight-asian="normal" style:font-size-complex="12pt" style:font-weight-complex="normal"/>
    </style:style>
    <style:style style:name="P89" style:family="paragraph" style:parent-style-name="Text_20_body">
      <style:text-properties style:font-name="Liberation Serif" fo:font-size="12pt" fo:font-weight="normal" officeooo:rsid="00d8b78b" officeooo:paragraph-rsid="00d8b78b" style:font-size-asian="12pt" style:font-weight-asian="normal" style:font-size-complex="12pt" style:font-weight-complex="normal"/>
    </style:style>
    <style:style style:name="P90" style:family="paragraph" style:parent-style-name="Text_20_body">
      <style:text-properties style:font-name="Liberation Serif" fo:font-size="12pt" fo:font-weight="normal" officeooo:rsid="00d5ff55" officeooo:paragraph-rsid="00d5ff55" style:font-size-asian="12pt" style:font-weight-asian="normal" style:font-size-complex="12pt" style:font-weight-complex="normal"/>
    </style:style>
    <style:style style:name="P91" style:family="paragraph" style:parent-style-name="Text_20_body">
      <style:text-properties style:font-name="Liberation Serif" fo:font-size="12pt" fo:font-weight="normal" officeooo:rsid="00d7052c" officeooo:paragraph-rsid="00d7052c" style:font-size-asian="12pt" style:font-weight-asian="normal" style:font-size-complex="12pt" style:font-weight-complex="normal"/>
    </style:style>
    <style:style style:name="P92" style:family="paragraph" style:parent-style-name="Text_20_body">
      <style:text-properties style:font-name="Liberation Serif" fo:font-size="12pt" fo:font-weight="normal" officeooo:rsid="00a87e2b" officeooo:paragraph-rsid="00a87e2b" style:font-size-asian="12pt" style:font-weight-asian="normal" style:font-size-complex="12pt" style:font-weight-complex="normal"/>
    </style:style>
    <style:style style:name="P93" style:family="paragraph" style:parent-style-name="Text_20_body">
      <style:text-properties style:font-name="Liberation Serif" fo:font-size="12pt" fo:font-weight="bold" officeooo:rsid="00bbbe13" officeooo:paragraph-rsid="00aedb29" style:font-size-asian="12pt" style:font-weight-asian="bold" style:font-size-complex="12pt" style:font-weight-complex="bold"/>
    </style:style>
    <style:style style:name="P94" style:family="paragraph" style:parent-style-name="List_20_Contents">
      <style:paragraph-properties fo:margin-top="0in" fo:margin-bottom="0.1965in" style:contextual-spacing="false"/>
      <style:text-properties officeooo:paragraph-rsid="00f254f3"/>
    </style:style>
    <style:style style:name="P95" style:family="paragraph" style:parent-style-name="List_20_Heading">
      <style:paragraph-properties fo:margin-top="0in" fo:margin-bottom="0.1965in" style:contextual-spacing="false"/>
      <style:text-properties officeooo:paragraph-rsid="00f254f3"/>
    </style:style>
    <style:style style:name="P96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officeooo:paragraph-rsid="00f254f3"/>
    </style:style>
    <style:style style:name="P97" style:family="paragraph" style:parent-style-name="Heading_20_5">
      <style:text-properties style:font-name="Liberation Serif" fo:font-size="14pt" fo:font-weight="bold" officeooo:rsid="00bbbe13" officeooo:paragraph-rsid="00aedb29" style:font-size-asian="14pt" style:font-weight-asian="bold" style:font-size-complex="14pt" style:font-weight-complex="bold"/>
    </style:style>
    <style:style style:name="P98" style:family="paragraph" style:parent-style-name="Text_20_body" style:list-style-name="L1"/>
    <style:style style:name="P99" style:family="paragraph" style:parent-style-name="Text_20_body" style:list-style-name="L1">
      <style:paragraph-properties fo:margin-top="0in" fo:margin-bottom="0in" style:contextual-spacing="false"/>
    </style:style>
    <style:style style:name="P100" style:family="paragraph" style:parent-style-name="Text_20_body" style:list-style-name="L2"/>
    <style:style style:name="P101" style:family="paragraph" style:parent-style-name="Text_20_body" style:list-style-name="L3"/>
    <style:style style:name="P102" style:family="paragraph" style:parent-style-name="Text_20_body" style:list-style-name="L3">
      <style:paragraph-properties fo:margin-top="0in" fo:margin-bottom="0in" style:contextual-spacing="false"/>
    </style:style>
    <style:style style:name="P103" style:family="paragraph" style:parent-style-name="Text_20_body" style:list-style-name="L4"/>
    <style:style style:name="P104" style:family="paragraph" style:parent-style-name="Text_20_body" style:list-style-name="L5"/>
    <style:style style:name="P105" style:family="paragraph" style:parent-style-name="Text_20_body" style:list-style-name="L6"/>
    <style:style style:name="P106" style:family="paragraph" style:parent-style-name="Text_20_body" style:list-style-name="L6">
      <style:paragraph-properties fo:margin-top="0in" fo:margin-bottom="0in" style:contextual-spacing="false"/>
    </style:style>
    <style:style style:name="P107" style:family="paragraph" style:parent-style-name="Text_20_body" style:list-style-name="L7">
      <style:paragraph-properties fo:margin-top="0in" fo:margin-bottom="0in" style:contextual-spacing="false"/>
    </style:style>
    <style:style style:name="P108" style:family="paragraph" style:parent-style-name="Text_20_body" style:list-style-name="L8">
      <style:paragraph-properties fo:margin-top="0in" fo:margin-bottom="0in" style:contextual-spacing="false"/>
    </style:style>
    <style:style style:name="P109" style:family="paragraph" style:parent-style-name="Text_20_body" style:list-style-name="L9">
      <style:paragraph-properties fo:margin-top="0in" fo:margin-bottom="0in" style:contextual-spacing="false"/>
    </style:style>
    <style:style style:name="P110" style:family="paragraph" style:parent-style-name="Text_20_body" style:list-style-name="L10"/>
    <style:style style:name="P111" style:family="paragraph" style:parent-style-name="Text_20_body" style:list-style-name="L11"/>
    <style:style style:name="P112" style:family="paragraph" style:parent-style-name="Text_20_body" style:list-style-name="L11">
      <style:paragraph-properties fo:margin-top="0in" fo:margin-bottom="0in" style:contextual-spacing="false"/>
    </style:style>
    <style:style style:name="P113" style:family="paragraph" style:parent-style-name="Text_20_body" style:list-style-name="L12"/>
    <style:style style:name="P114" style:family="paragraph" style:parent-style-name="Text_20_body" style:list-style-name="L12">
      <style:paragraph-properties fo:margin-top="0in" fo:margin-bottom="0in" style:contextual-spacing="false"/>
    </style:style>
    <style:style style:name="P115" style:family="paragraph" style:parent-style-name="Text_20_body" style:list-style-name="L13"/>
    <style:style style:name="P116" style:family="paragraph" style:parent-style-name="Text_20_body" style:list-style-name="L13">
      <style:paragraph-properties fo:margin-top="0in" fo:margin-bottom="0in" style:contextual-spacing="false"/>
    </style:style>
    <style:style style:name="P117" style:family="paragraph" style:parent-style-name="Text_20_body" style:list-style-name="L14">
      <style:paragraph-properties fo:margin-top="0in" fo:margin-bottom="0in" style:contextual-spacing="false"/>
    </style:style>
    <style:style style:name="P118" style:family="paragraph" style:parent-style-name="Text_20_body" style:list-style-name="L15">
      <style:paragraph-properties fo:margin-top="0in" fo:margin-bottom="0in" style:contextual-spacing="false"/>
    </style:style>
    <style:style style:name="P119" style:family="paragraph" style:parent-style-name="Text_20_body" style:list-style-name="L16"/>
    <style:style style:name="P120" style:family="paragraph" style:parent-style-name="Text_20_body" style:list-style-name="L17"/>
    <style:style style:name="P121" style:family="paragraph" style:parent-style-name="Text_20_body" style:list-style-name="L17">
      <style:paragraph-properties fo:margin-top="0in" fo:margin-bottom="0in" style:contextual-spacing="false"/>
    </style:style>
    <style:style style:name="P122" style:family="paragraph" style:parent-style-name="Text_20_body" style:list-style-name="L18"/>
    <style:style style:name="P123" style:family="paragraph" style:parent-style-name="Text_20_body" style:list-style-name="L19"/>
    <style:style style:name="P124" style:family="paragraph" style:parent-style-name="Text_20_body" style:list-style-name="L19">
      <style:paragraph-properties fo:margin-top="0in" fo:margin-bottom="0in" style:contextual-spacing="false"/>
    </style:style>
    <style:style style:name="P125" style:family="paragraph" style:parent-style-name="Text_20_body" style:list-style-name="L20"/>
    <style:style style:name="P126" style:family="paragraph" style:parent-style-name="Text_20_body" style:list-style-name="L20">
      <style:paragraph-properties fo:margin-top="0in" fo:margin-bottom="0in" style:contextual-spacing="false"/>
    </style:style>
    <style:style style:name="P127" style:family="paragraph" style:parent-style-name="Text_20_body" style:list-style-name="L21"/>
    <style:style style:name="P128" style:family="paragraph" style:parent-style-name="Text_20_body" style:list-style-name="L22"/>
    <style:style style:name="P129" style:family="paragraph" style:parent-style-name="Text_20_body" style:list-style-name="L22">
      <style:paragraph-properties fo:margin-top="0in" fo:margin-bottom="0in" style:contextual-spacing="false"/>
    </style:style>
    <style:style style:name="P130" style:family="paragraph" style:parent-style-name="Text_20_body" style:list-style-name="L23"/>
    <style:style style:name="P131" style:family="paragraph" style:parent-style-name="Text_20_body" style:list-style-name="L23">
      <style:paragraph-properties fo:margin-top="0in" fo:margin-bottom="0in" style:contextual-spacing="false"/>
    </style:style>
    <style:style style:name="P132" style:family="paragraph" style:parent-style-name="Text_20_body" style:list-style-name="L24"/>
    <style:style style:name="P133" style:family="paragraph" style:parent-style-name="Text_20_body" style:list-style-name="L24">
      <style:paragraph-properties fo:margin-top="0in" fo:margin-bottom="0in" style:contextual-spacing="false"/>
    </style:style>
    <style:style style:name="P134" style:family="paragraph" style:parent-style-name="Text_20_body" style:list-style-name="L25">
      <style:paragraph-properties fo:margin-top="0in" fo:margin-bottom="0in" style:contextual-spacing="false"/>
    </style:style>
    <style:style style:name="P135" style:family="paragraph" style:parent-style-name="Text_20_body" style:list-style-name="L25">
      <style:text-properties officeooo:paragraph-rsid="005b6f36"/>
    </style:style>
    <style:style style:name="P136" style:family="paragraph" style:parent-style-name="Text_20_body" style:list-style-name="L26"/>
    <style:style style:name="P137" style:family="paragraph" style:parent-style-name="Text_20_body" style:list-style-name="L27"/>
    <style:style style:name="P138" style:family="paragraph" style:parent-style-name="Text_20_body" style:list-style-name="L28"/>
    <style:style style:name="P139" style:family="paragraph" style:parent-style-name="Text_20_body" style:list-style-name="L29"/>
    <style:style style:name="P140" style:family="paragraph" style:parent-style-name="Text_20_body" style:list-style-name="L30"/>
    <style:style style:name="P141" style:family="paragraph" style:parent-style-name="Text_20_body" style:list-style-name="L30">
      <style:paragraph-properties fo:margin-top="0in" fo:margin-bottom="0in" style:contextual-spacing="false"/>
    </style:style>
    <style:style style:name="P142" style:family="paragraph" style:parent-style-name="Text_20_body" style:list-style-name="L31"/>
    <style:style style:name="P143" style:family="paragraph" style:parent-style-name="Text_20_body" style:list-style-name="L32"/>
    <style:style style:name="P144" style:family="paragraph" style:parent-style-name="Text_20_body" style:list-style-name="L32">
      <style:paragraph-properties fo:margin-top="0in" fo:margin-bottom="0in" style:contextual-spacing="false"/>
    </style:style>
    <style:style style:name="P145" style:family="paragraph" style:parent-style-name="Text_20_body" style:list-style-name="L33"/>
    <style:style style:name="P146" style:family="paragraph" style:parent-style-name="Text_20_body" style:list-style-name="L33">
      <style:paragraph-properties fo:margin-top="0in" fo:margin-bottom="0in" style:contextual-spacing="false"/>
    </style:style>
    <style:style style:name="P147" style:family="paragraph" style:parent-style-name="Text_20_body" style:list-style-name="L34"/>
    <style:style style:name="P148" style:family="paragraph" style:parent-style-name="Text_20_body" style:list-style-name="L35"/>
    <style:style style:name="P149" style:family="paragraph" style:parent-style-name="Text_20_body" style:list-style-name="L36"/>
    <style:style style:name="P150" style:family="paragraph" style:parent-style-name="Text_20_body" style:list-style-name="L37"/>
    <style:style style:name="P151" style:family="paragraph" style:parent-style-name="Text_20_body" style:list-style-name="L38"/>
    <style:style style:name="P152" style:family="paragraph" style:parent-style-name="Text_20_body" style:list-style-name="L39"/>
    <style:style style:name="P153" style:family="paragraph" style:parent-style-name="Text_20_body" style:list-style-name="L39">
      <style:paragraph-properties fo:margin-top="0in" fo:margin-bottom="0in" style:contextual-spacing="false"/>
    </style:style>
    <style:style style:name="P154" style:family="paragraph" style:parent-style-name="Text_20_body" style:list-style-name="L40"/>
    <style:style style:name="P155" style:family="paragraph" style:parent-style-name="Text_20_body" style:list-style-name="L41"/>
    <style:style style:name="P156" style:family="paragraph" style:parent-style-name="Text_20_body" style:list-style-name="L42"/>
    <style:style style:name="P157" style:family="paragraph" style:parent-style-name="Text_20_body" style:list-style-name="L43"/>
    <style:style style:name="P158" style:family="paragraph" style:parent-style-name="Text_20_body" style:list-style-name="L44"/>
    <style:style style:name="P159" style:family="paragraph" style:parent-style-name="Text_20_body" style:list-style-name="L44">
      <style:paragraph-properties fo:margin-top="0in" fo:margin-bottom="0in" style:contextual-spacing="false"/>
    </style:style>
    <style:style style:name="P160" style:family="paragraph" style:parent-style-name="Text_20_body" style:list-style-name="L45"/>
    <style:style style:name="P161" style:family="paragraph" style:parent-style-name="Text_20_body" style:list-style-name="L45">
      <style:paragraph-properties fo:margin-top="0in" fo:margin-bottom="0in" style:contextual-spacing="false"/>
    </style:style>
    <style:style style:name="P162" style:family="paragraph" style:parent-style-name="Text_20_body" style:list-style-name="L46"/>
    <style:style style:name="P163" style:family="paragraph" style:parent-style-name="Text_20_body" style:list-style-name="L47"/>
    <style:style style:name="P164" style:family="paragraph" style:parent-style-name="Text_20_body" style:list-style-name="L48"/>
    <style:style style:name="P165" style:family="paragraph" style:parent-style-name="Text_20_body" style:list-style-name="L48">
      <style:paragraph-properties fo:margin-top="0in" fo:margin-bottom="0in" style:contextual-spacing="false"/>
    </style:style>
    <style:style style:name="P166" style:family="paragraph" style:parent-style-name="Text_20_body" style:list-style-name="L49"/>
    <style:style style:name="P167" style:family="paragraph" style:parent-style-name="Text_20_body" style:list-style-name="L49">
      <style:paragraph-properties fo:margin-top="0in" fo:margin-bottom="0in" style:contextual-spacing="false"/>
    </style:style>
    <style:style style:name="P168" style:family="paragraph" style:parent-style-name="Text_20_body" style:list-style-name="L50">
      <style:text-properties officeooo:paragraph-rsid="0037b9a8"/>
    </style:style>
    <style:style style:name="P169" style:family="paragraph" style:parent-style-name="Text_20_body" style:list-style-name="L51">
      <style:paragraph-properties fo:margin-top="0in" fo:margin-bottom="0in" style:contextual-spacing="false"/>
    </style:style>
    <style:style style:name="P170" style:family="paragraph" style:parent-style-name="Text_20_body" style:list-style-name="L51">
      <style:text-properties officeooo:paragraph-rsid="003ffb8c"/>
    </style:style>
    <style:style style:name="P171" style:family="paragraph" style:parent-style-name="Text_20_body" style:list-style-name="L52">
      <style:paragraph-properties fo:margin-top="0in" fo:margin-bottom="0in" style:contextual-spacing="false"/>
      <style:text-properties officeooo:paragraph-rsid="00758a96"/>
    </style:style>
    <style:style style:name="P172" style:family="paragraph" style:parent-style-name="Text_20_body" style:list-style-name="L52">
      <style:text-properties officeooo:paragraph-rsid="00758a96"/>
    </style:style>
    <style:style style:name="P173" style:family="paragraph" style:parent-style-name="Text_20_body" style:list-style-name="L53"/>
    <style:style style:name="P174" style:family="paragraph" style:parent-style-name="Text_20_body" style:list-style-name="L53">
      <style:paragraph-properties fo:margin-top="0in" fo:margin-bottom="0in" style:contextual-spacing="false"/>
    </style:style>
    <style:style style:name="P175" style:family="paragraph" style:parent-style-name="Text_20_body" style:list-style-name="L54"/>
    <style:style style:name="P176" style:family="paragraph" style:parent-style-name="Text_20_body" style:list-style-name="L54">
      <style:paragraph-properties fo:margin-top="0in" fo:margin-bottom="0in" style:contextual-spacing="false"/>
    </style:style>
    <style:style style:name="P177" style:family="paragraph" style:parent-style-name="Text_20_body" style:list-style-name="L55"/>
    <style:style style:name="P178" style:family="paragraph" style:parent-style-name="Text_20_body" style:list-style-name="L56"/>
    <style:style style:name="P179" style:family="paragraph" style:parent-style-name="Text_20_body" style:list-style-name="L57"/>
    <style:style style:name="P180" style:family="paragraph" style:parent-style-name="Text_20_body" style:list-style-name="L58"/>
    <style:style style:name="P181" style:family="paragraph" style:parent-style-name="Text_20_body" style:list-style-name="L58">
      <style:paragraph-properties fo:margin-top="0in" fo:margin-bottom="0in" style:contextual-spacing="false"/>
    </style:style>
    <style:style style:name="P182" style:family="paragraph" style:parent-style-name="Text_20_body" style:list-style-name="L59"/>
    <style:style style:name="P183" style:family="paragraph" style:parent-style-name="Text_20_body" style:list-style-name="L59">
      <style:paragraph-properties fo:margin-top="0in" fo:margin-bottom="0in" style:contextual-spacing="false"/>
    </style:style>
    <style:style style:name="P184" style:family="paragraph" style:parent-style-name="Text_20_body" style:list-style-name="L60"/>
    <style:style style:name="P185" style:family="paragraph" style:parent-style-name="Text_20_body" style:list-style-name="L61"/>
    <style:style style:name="P186" style:family="paragraph" style:parent-style-name="Text_20_body" style:list-style-name="L62"/>
    <style:style style:name="P187" style:family="paragraph" style:parent-style-name="Text_20_body" style:list-style-name="L63">
      <style:paragraph-properties fo:margin-top="0in" fo:margin-bottom="0in" style:contextual-spacing="false"/>
      <style:text-properties officeooo:paragraph-rsid="0069c72f"/>
    </style:style>
    <style:style style:name="P188" style:family="paragraph" style:parent-style-name="Text_20_body" style:list-style-name="L63">
      <style:text-properties officeooo:paragraph-rsid="0069c72f"/>
    </style:style>
    <style:style style:name="P189" style:family="paragraph" style:parent-style-name="Text_20_body" style:list-style-name="L64">
      <style:paragraph-properties fo:margin-top="0in" fo:margin-bottom="0in" style:contextual-spacing="false"/>
      <style:text-properties officeooo:paragraph-rsid="0069c72f"/>
    </style:style>
    <style:style style:name="P190" style:family="paragraph" style:parent-style-name="Text_20_body" style:list-style-name="L64">
      <style:text-properties officeooo:paragraph-rsid="0069c72f"/>
    </style:style>
    <style:style style:name="P191" style:family="paragraph" style:parent-style-name="Text_20_body" style:list-style-name="L65">
      <style:text-properties officeooo:paragraph-rsid="0069c72f"/>
    </style:style>
    <style:style style:name="P192" style:family="paragraph" style:parent-style-name="Text_20_body" style:list-style-name="L66">
      <style:paragraph-properties fo:margin-top="0in" fo:margin-bottom="0in" style:contextual-spacing="false"/>
      <style:text-properties officeooo:paragraph-rsid="0071f96d"/>
    </style:style>
    <style:style style:name="P193" style:family="paragraph" style:parent-style-name="Text_20_body" style:list-style-name="L66">
      <style:text-properties officeooo:paragraph-rsid="0071f96d"/>
    </style:style>
    <style:style style:name="P194" style:family="paragraph" style:parent-style-name="Text_20_body" style:list-style-name="L67">
      <style:paragraph-properties fo:margin-top="0in" fo:margin-bottom="0in" style:contextual-spacing="false"/>
      <style:text-properties officeooo:paragraph-rsid="0071f96d"/>
    </style:style>
    <style:style style:name="P195" style:family="paragraph" style:parent-style-name="Text_20_body" style:list-style-name="L67">
      <style:text-properties officeooo:paragraph-rsid="0071f96d"/>
    </style:style>
    <style:style style:name="P196" style:family="paragraph" style:parent-style-name="Text_20_body" style:list-style-name="L68"/>
    <style:style style:name="P197" style:family="paragraph" style:parent-style-name="Text_20_body" style:list-style-name="L68">
      <style:paragraph-properties fo:margin-top="0in" fo:margin-bottom="0in" style:contextual-spacing="false"/>
    </style:style>
    <style:style style:name="P198" style:family="paragraph" style:parent-style-name="Text_20_body" style:list-style-name="L69"/>
    <style:style style:name="P199" style:family="paragraph" style:parent-style-name="Text_20_body" style:list-style-name="L69">
      <style:paragraph-properties fo:margin-top="0in" fo:margin-bottom="0in" style:contextual-spacing="false"/>
    </style:style>
    <style:style style:name="P200" style:family="paragraph" style:parent-style-name="Text_20_body" style:list-style-name="L70">
      <style:paragraph-properties fo:margin-top="0in" fo:margin-bottom="0in" style:contextual-spacing="false"/>
    </style:style>
    <style:style style:name="P201" style:family="paragraph" style:parent-style-name="Text_20_body" style:list-style-name="L70">
      <style:text-properties officeooo:paragraph-rsid="00612bb9"/>
    </style:style>
    <style:style style:name="P202" style:family="paragraph" style:parent-style-name="Text_20_body" style:list-style-name="L71"/>
    <style:style style:name="P203" style:family="paragraph" style:parent-style-name="Text_20_body" style:list-style-name="L71">
      <style:paragraph-properties fo:margin-top="0in" fo:margin-bottom="0in" style:contextual-spacing="false"/>
    </style:style>
    <style:style style:name="P204" style:family="paragraph" style:parent-style-name="Text_20_body" style:list-style-name="L72"/>
    <style:style style:name="P205" style:family="paragraph" style:parent-style-name="Text_20_body" style:list-style-name="L72">
      <style:paragraph-properties fo:margin-top="0in" fo:margin-bottom="0in" style:contextual-spacing="false"/>
    </style:style>
    <style:style style:name="P206" style:family="paragraph" style:parent-style-name="Text_20_body" style:list-style-name="L73"/>
    <style:style style:name="P207" style:family="paragraph" style:parent-style-name="Text_20_body" style:list-style-name="L73">
      <style:paragraph-properties fo:margin-top="0in" fo:margin-bottom="0in" style:contextual-spacing="false"/>
    </style:style>
    <style:style style:name="P208" style:family="paragraph" style:parent-style-name="Text_20_body" style:list-style-name="L74"/>
    <style:style style:name="P209" style:family="paragraph" style:parent-style-name="Text_20_body" style:list-style-name="L75"/>
    <style:style style:name="P210" style:family="paragraph" style:parent-style-name="Text_20_body" style:list-style-name="L76"/>
    <style:style style:name="P211" style:family="paragraph" style:parent-style-name="Text_20_body" style:list-style-name="L76">
      <style:paragraph-properties fo:margin-top="0in" fo:margin-bottom="0in" style:contextual-spacing="false"/>
    </style:style>
    <style:style style:name="P212" style:family="paragraph" style:parent-style-name="Text_20_body" style:list-style-name="L77">
      <style:text-properties officeooo:paragraph-rsid="0076acb3"/>
    </style:style>
    <style:style style:name="P213" style:family="paragraph" style:parent-style-name="Text_20_body" style:list-style-name="L78"/>
    <style:style style:name="P214" style:family="paragraph" style:parent-style-name="Text_20_body" style:list-style-name="L79">
      <style:text-properties style:font-name="Liberation Serif" fo:font-size="16pt" fo:font-weight="bold" officeooo:paragraph-rsid="008f5a01" style:font-size-asian="16pt" style:font-weight-asian="bold" style:font-size-complex="16pt" style:font-weight-complex="bold"/>
    </style:style>
    <style:style style:name="P215" style:family="paragraph" style:parent-style-name="Text_20_body" style:list-style-name="L79">
      <style:text-properties style:font-name="Liberation Serif" fo:font-size="16pt" fo:font-weight="bold" officeooo:rsid="008f5a01" officeooo:paragraph-rsid="008f5a01" style:font-size-asian="16pt" style:font-weight-asian="bold" style:font-size-complex="16pt" style:font-weight-complex="bold"/>
    </style:style>
    <style:style style:name="P216" style:family="paragraph" style:parent-style-name="Text_20_body" style:list-style-name="L79">
      <style:text-properties style:font-name="Liberation Serif" fo:font-size="16pt" fo:font-weight="bold" officeooo:rsid="00924e42" officeooo:paragraph-rsid="00924e42" style:font-size-asian="16pt" style:font-weight-asian="bold" style:font-size-complex="16pt" style:font-weight-complex="bold"/>
    </style:style>
    <style:style style:name="P217" style:family="paragraph" style:parent-style-name="Text_20_body" style:list-style-name="L79">
      <style:text-properties style:font-name="Liberation Serif" fo:font-size="16pt" fo:font-weight="bold" officeooo:rsid="0090795c" officeooo:paragraph-rsid="0090795c" style:font-size-asian="16pt" style:font-weight-asian="bold" style:font-size-complex="16pt" style:font-weight-complex="bold"/>
    </style:style>
    <style:style style:name="P218" style:family="paragraph" style:parent-style-name="Text_20_body" style:list-style-name="L79">
      <style:text-properties style:font-name="Liberation Serif" fo:font-size="16pt" fo:font-weight="bold" officeooo:rsid="0094c487" officeooo:paragraph-rsid="0094c487" style:font-size-asian="16pt" style:font-weight-asian="bold" style:font-size-complex="16pt" style:font-weight-complex="bold"/>
    </style:style>
    <style:style style:name="P219" style:family="paragraph" style:parent-style-name="Text_20_body" style:list-style-name="L79">
      <style:text-properties style:font-name="Liberation Serif" fo:font-size="16pt" fo:font-weight="bold" officeooo:rsid="00988b4f" officeooo:paragraph-rsid="00988b4f" style:font-size-asian="16pt" style:font-weight-asian="bold" style:font-size-complex="16pt" style:font-weight-complex="bold"/>
    </style:style>
    <style:style style:name="P220" style:family="paragraph" style:parent-style-name="Text_20_body" style:list-style-name="L79">
      <style:text-properties style:font-name="Liberation Serif" fo:font-size="16pt" fo:font-weight="bold" officeooo:rsid="00917873" officeooo:paragraph-rsid="00917873" style:font-size-asian="16pt" style:font-weight-asian="bold" style:font-size-complex="16pt" style:font-weight-complex="bold"/>
    </style:style>
    <style:style style:name="P221" style:family="paragraph" style:parent-style-name="Text_20_body" style:list-style-name="L79">
      <style:text-properties style:font-name="Liberation Serif" fo:font-size="16pt" officeooo:paragraph-rsid="009b6c19" style:font-size-asian="16pt" style:font-size-complex="16pt"/>
    </style:style>
    <style:style style:name="T1" style:family="text">
      <style:text-properties officeooo:rsid="000788a9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b68c4c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bbbe1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c7bf6f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bbbe13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bold" officeooo:rsid="005917a1" style:font-size-asian="12pt" style:font-weight-asian="bold" style:font-size-complex="12pt" style:font-weight-complex="bold"/>
    </style:style>
    <style:style style:name="T13" style:family="text">
      <style:text-properties officeooo:rsid="00119723"/>
    </style:style>
    <style:style style:name="T14" style:family="text">
      <style:text-properties officeooo:rsid="00199acf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aa6778" style:font-size-asian="14pt" style:font-weight-asian="normal" style:font-size-complex="14pt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bbbe13" style:font-size-asian="14pt" style:font-size-complex="14pt"/>
    </style:style>
    <style:style style:name="T20" style:family="text">
      <style:text-properties officeooo:rsid="0020cfbf"/>
    </style:style>
    <style:style style:name="T21" style:family="text">
      <style:text-properties officeooo:rsid="0025b3aa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officeooo:rsid="000788a9" style:font-size-asian="18pt" style:font-size-complex="18pt"/>
    </style:style>
    <style:style style:name="T24" style:family="text">
      <style:text-properties fo:font-size="18pt" officeooo:rsid="0067b99f" style:font-size-asian="18pt" style:font-size-complex="18pt"/>
    </style:style>
    <style:style style:name="T25" style:family="text">
      <style:text-properties fo:font-size="18pt" officeooo:rsid="00bbbe13" style:font-size-asian="18pt" style:font-size-complex="18pt"/>
    </style:style>
    <style:style style:name="T26" style:family="text">
      <style:text-properties fo:font-size="18pt" officeooo:rsid="00bd31cb" style:font-size-asian="18pt" style:font-size-complex="18pt"/>
    </style:style>
    <style:style style:name="T27" style:family="text">
      <style:text-properties fo:font-size="18pt" officeooo:rsid="00c4fd6f" style:font-size-asian="18pt" style:font-size-complex="18pt"/>
    </style:style>
    <style:style style:name="T28" style:family="text">
      <style:text-properties fo:font-size="18pt" style:text-underline-style="none" style:font-size-asian="18pt" style:font-size-complex="18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5917a1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67b99f" style:font-size-asian="18pt" style:font-weight-asian="bold" style:font-size-complex="18pt" style:font-weight-complex="bold"/>
    </style:style>
    <style:style style:name="T32" style:family="text">
      <style:text-properties fo:font-size="18pt" fo:font-weight="normal" officeooo:rsid="0067b99f" style:font-size-asian="18pt" style:font-weight-asian="normal" style:font-size-complex="18pt" style:font-weight-complex="normal"/>
    </style:style>
    <style:style style:name="T33" style:family="text">
      <style:text-properties fo:font-size="18pt" fo:font-weight="normal" officeooo:rsid="00bbbe13" style:font-size-asian="18pt" style:font-weight-asian="normal" style:font-size-complex="18pt" style:font-weight-complex="normal"/>
    </style:style>
    <style:style style:name="T34" style:family="text">
      <style:text-properties style:font-name="P052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311b92" loext:opacity="100%" fo:font-size="12pt" fo:font-weight="normal" officeooo:rsid="002a0762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color="#311b92" loext:opacity="100%" fo:font-size="12pt" fo:background-color="transparent" loext:char-shading-value="0" style:font-size-asian="12pt" style:font-size-complex="12pt"/>
    </style:style>
    <style:style style:name="T37" style:family="text">
      <style:text-properties fo:color="#311b92" loext:opacity="100%" fo:font-size="12pt" officeooo:rsid="002a0762" fo:background-color="transparent" loext:char-shading-value="0" style:font-size-asian="12pt" style:font-size-complex="12pt"/>
    </style:style>
    <style:style style:name="T38" style:family="text">
      <style:text-properties fo:color="#311b92" loext:opacity="100%" fo:font-size="12pt" style:text-underline-style="none" style:font-size-asian="12pt" style:font-size-complex="12pt"/>
    </style:style>
    <style:style style:name="T39" style:family="text">
      <style:text-properties fo:color="#311b92" loext:opacity="100%" fo:font-size="12pt" style:text-underline-style="none" fo:font-weight="bold" officeooo:rsid="005917a1" style:font-size-asian="12pt" style:font-weight-asian="bold" style:font-size-complex="12pt" style:font-weight-complex="bold"/>
    </style:style>
    <style:style style:name="T40" style:family="text">
      <style:text-properties fo:color="#311b92" loext:opacity="100%" style:font-name="P052" fo:font-size="12pt" style:font-size-asian="12pt" style:font-size-complex="12pt"/>
    </style:style>
    <style:style style:name="T41" style:family="text">
      <style:text-properties fo:color="#311b92" loext:opacity="100%" style:font-name="P052" fo:font-size="12pt" officeooo:rsid="00199acf" style:font-size-asian="12pt" style:font-size-complex="12pt"/>
    </style:style>
    <style:style style:name="T42" style:family="text">
      <style:text-properties fo:color="#311b92" loext:opacity="100%" style:text-line-through-style="none" style:text-line-through-type="none" fo:font-size="12pt" style:text-underline-style="none" officeooo:rsid="0035ab71" style:font-size-asian="12pt" style:font-size-complex="12pt"/>
    </style:style>
    <style:style style:name="T43" style:family="text">
      <style:text-properties fo:color="#311b92" loext:opacity="100%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44" style:family="text">
      <style:text-properties style:text-underline-style="none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981278" style:font-weight-asian="normal" style:font-weight-complex="normal"/>
    </style:style>
    <style:style style:name="T47" style:family="text">
      <style:text-properties fo:font-weight="normal" officeooo:rsid="00991db2" style:font-weight-asian="normal" style:font-weight-complex="normal"/>
    </style:style>
    <style:style style:name="T48" style:family="text">
      <style:text-properties fo:font-weight="normal" officeooo:rsid="0095a178" style:font-weight-asian="normal" style:font-weight-complex="normal"/>
    </style:style>
    <style:style style:name="T49" style:family="text">
      <style:text-properties fo:font-weight="normal" officeooo:rsid="009996a9" style:font-weight-asian="normal" style:font-weight-complex="normal"/>
    </style:style>
    <style:style style:name="T50" style:family="text">
      <style:text-properties fo:font-weight="normal" officeooo:rsid="009f928a" style:font-weight-asian="normal" style:font-weight-complex="normal"/>
    </style:style>
    <style:style style:name="T51" style:family="text">
      <style:text-properties fo:font-weight="normal" officeooo:rsid="00a0cc22" style:font-weight-asian="normal" style:font-weight-complex="normal"/>
    </style:style>
    <style:style style:name="T52" style:family="text">
      <style:text-properties fo:font-weight="normal" officeooo:rsid="00a10eee" style:font-weight-asian="normal" style:font-weight-complex="normal"/>
    </style:style>
    <style:style style:name="T53" style:family="text">
      <style:text-properties fo:font-weight="normal" officeooo:rsid="00a1d224" style:font-weight-asian="normal" style:font-weight-complex="normal"/>
    </style:style>
    <style:style style:name="T54" style:family="text">
      <style:text-properties fo:font-weight="normal" officeooo:rsid="00a7024f" style:font-weight-asian="normal" style:font-weight-complex="normal"/>
    </style:style>
    <style:style style:name="T55" style:family="text">
      <style:text-properties fo:font-weight="normal" officeooo:rsid="00bf20e3" style:font-weight-asian="normal" style:font-weight-complex="normal"/>
    </style:style>
    <style:style style:name="T56" style:family="text">
      <style:text-properties fo:font-weight="normal" officeooo:rsid="00bbbe13" style:font-weight-asian="normal" style:font-weight-complex="normal"/>
    </style:style>
    <style:style style:name="T57" style:family="text">
      <style:text-properties style:font-name="Liberation Serif" fo:font-size="18pt" style:font-size-asian="18pt" style:font-size-complex="18pt"/>
    </style:style>
    <style:style style:name="T58" style:family="text">
      <style:text-properties style:font-name="Liberation Serif" fo:font-size="18pt" officeooo:rsid="00199acf" style:font-size-asian="18pt" style:font-size-complex="18pt"/>
    </style:style>
    <style:style style:name="T59" style:family="text">
      <style:text-properties style:font-name="Liberation Serif" fo:font-size="18pt" officeooo:rsid="0088a06f" style:font-size-asian="18pt" style:font-size-complex="18pt"/>
    </style:style>
    <style:style style:name="T60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61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62" style:family="text">
      <style:text-properties style:font-name="Liberation Serif" officeooo:rsid="00f254f3"/>
    </style:style>
    <style:style style:name="T63" style:family="text">
      <style:text-properties fo:color="#000000" loext:opacity="100%" style:font-name="P052" fo:font-size="12pt" style:text-underline-style="none" fo:background-color="transparent" loext:char-shading-value="0" style:font-size-asian="12pt" style:font-size-complex="12pt"/>
    </style:style>
    <style:style style:name="T64" style:family="text">
      <style:text-properties fo:color="#000000" loext:opacity="100%" style:font-name="P052" fo:font-size="12pt" style:text-underline-style="none" officeooo:rsid="00199acf" fo:background-color="transparent" loext:char-shading-value="0" style:font-size-asian="12pt" style:font-size-complex="12pt"/>
    </style:style>
    <style:style style:name="T65" style:family="text">
      <style:text-properties fo:color="#000000" loext:opacity="100%" style:font-name="P052" fo:font-size="12pt" style:text-underline-style="none" officeooo:rsid="00306d10" fo:background-color="transparent" loext:char-shading-value="0" style:font-size-asian="12pt" style:font-size-complex="12pt"/>
    </style:style>
    <style:style style:name="T66" style:family="text">
      <style:text-properties fo:color="#000000" loext:opacity="100%" style:font-name="P052" fo:font-size="12pt" style:text-underline-style="none" fo:font-weight="normal" officeooo:rsid="00306d10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Linux Libertine Display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Linux Libertine Display" fo:font-size="12pt" style:text-underline-style="none" fo:font-weight="normal" officeooo:rsid="002f0855" fo:background-color="transparent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Linux Libertine Display" fo:font-size="12pt" style:text-underline-style="none" fo:font-weight="normal" officeooo:rsid="00199acf" fo:background-color="transparent" loext:char-shading-value="0" style:font-size-asian="12pt" style:font-weight-asian="normal" style:font-size-complex="12pt" style:font-weight-complex="normal"/>
    </style:style>
    <style:style style:name="T70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95a178" style:font-weight-asian="bold" style:font-weight-complex="bold"/>
    </style:style>
    <style:style style:name="T74" style:family="text">
      <style:text-properties fo:font-weight="bold" officeooo:rsid="00977120" style:font-weight-asian="bold" style:font-weight-complex="bold"/>
    </style:style>
    <style:style style:name="T75" style:family="text">
      <style:text-properties fo:font-weight="bold" officeooo:rsid="00981278" style:font-weight-asian="bold" style:font-weight-complex="bold"/>
    </style:style>
    <style:style style:name="T76" style:family="text">
      <style:text-properties fo:font-weight="bold" officeooo:rsid="009996a9" style:font-weight-asian="bold" style:font-weight-complex="bold"/>
    </style:style>
    <style:style style:name="T77" style:family="text">
      <style:text-properties fo:font-weight="bold" officeooo:rsid="009f928a" style:font-weight-asian="bold" style:font-weight-complex="bold"/>
    </style:style>
    <style:style style:name="T78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035ab71" style:font-size-asian="12pt" style:font-size-complex="12pt"/>
    </style:style>
    <style:style style:name="T80" style:family="text">
      <style:text-properties fo:color="#000080" loext:opacity="100%" fo:font-size="12pt" fo:font-weight="normal" style:font-size-asian="12pt" style:font-weight-asian="normal" style:font-size-complex="12pt" style:font-weight-complex="normal"/>
    </style:style>
    <style:style style:name="T81" style:family="text">
      <style:text-properties fo:color="#000080" loext:opacity="100%" fo:font-size="12pt" fo:font-weight="normal" officeooo:rsid="0044cf34" style:font-size-asian="12pt" style:font-weight-asian="normal" style:font-size-complex="12pt" style:font-weight-complex="normal"/>
    </style:style>
    <style:style style:name="T82" style:family="text">
      <style:text-properties fo:color="#000080" loext:opacity="100%" fo:font-size="12pt" fo:font-weight="normal" officeooo:rsid="004fb5e5" style:font-size-asian="12pt" style:font-weight-asian="normal" style:font-size-complex="12pt" style:font-weight-complex="normal"/>
    </style:style>
    <style:style style:name="T83" style:family="text">
      <style:text-properties fo:color="#000080" loext:opacity="100%" fo:font-size="12pt" fo:font-weight="normal" officeooo:rsid="00675383" style:font-size-asian="12pt" style:font-weight-asian="normal" style:font-size-complex="12pt" style:font-weight-complex="normal"/>
    </style:style>
    <style:style style:name="T84" style:family="text">
      <style:text-properties fo:color="#000080" loext:opacity="100%" fo:font-size="12pt" officeooo:rsid="0067fcc4" style:font-size-asian="12pt" style:font-size-complex="12pt"/>
    </style:style>
    <style:style style:name="T85" style:family="text">
      <style:text-properties fo:color="#000080" loext:opacity="100%" fo:font-size="12pt" officeooo:rsid="0067b99f" style:font-size-asian="12pt" style:font-size-complex="12pt"/>
    </style:style>
    <style:style style:name="T86" style:family="text">
      <style:text-properties fo:color="#000080" loext:opacity="100%" fo:font-size="12pt" fo:font-weight="bold" style:font-size-asian="12pt" style:font-weight-asian="bold" style:font-size-complex="12pt" style:font-weight-complex="bold"/>
    </style:style>
    <style:style style:name="T87" style:family="text">
      <style:text-properties fo:color="#000080" loext:opacity="100%" fo:font-size="12pt" fo:font-weight="bold" officeooo:rsid="00483d55" style:font-size-asian="12pt" style:font-weight-asian="bold" style:font-size-complex="12pt" style:font-weight-complex="bold"/>
    </style:style>
    <style:style style:name="T88" style:family="text">
      <style:text-properties fo:color="#000080" loext:opacity="100%" fo:font-size="12pt" fo:font-weight="bold" officeooo:rsid="0057a6b1" style:font-size-asian="12pt" style:font-weight-asian="bold" style:font-size-complex="12pt" style:font-weight-complex="bold"/>
    </style:style>
    <style:style style:name="T89" style:family="text">
      <style:text-properties fo:color="#000080" loext:opacity="100%" fo:font-size="12pt" fo:font-weight="bold" officeooo:rsid="005eb4ad" style:font-size-asian="12pt" style:font-weight-asian="bold" style:font-size-complex="12pt" style:font-weight-complex="bold"/>
    </style:style>
    <style:style style:name="T90" style:family="text">
      <style:text-properties fo:color="#000080" loext:opacity="100%" fo:font-size="12pt" fo:font-weight="bold" officeooo:rsid="005917a1" style:font-size-asian="12pt" style:font-weight-asian="bold" style:font-size-complex="12pt" style:font-weight-complex="bold"/>
    </style:style>
    <style:style style:name="T91" style:family="text">
      <style:text-properties fo:color="#000080" loext:opacity="100%" fo:font-size="12pt" fo:font-weight="bold" officeooo:rsid="008661df" style:font-size-asian="12pt" style:font-weight-asian="bold" style:font-size-complex="12pt" style:font-weight-complex="bold"/>
    </style:style>
    <style:style style:name="T92" style:family="text">
      <style:text-properties fo:color="#000080" loext:opacity="100%" fo:font-size="12pt" fo:font-weight="bold" officeooo:rsid="0067b99f" style:font-size-asian="12pt" style:font-weight-asian="bold" style:font-size-complex="12pt" style:font-weight-complex="bold"/>
    </style:style>
    <style:style style:name="T93" style:family="text">
      <style:text-properties fo:color="#000080" loext:opacity="100%" style:font-name="Liberation Serif" fo:font-size="12pt" style:font-size-asian="12pt" style:font-size-complex="12pt"/>
    </style:style>
    <style:style style:name="T94" style:family="text">
      <style:text-properties fo:color="#000080" loext:opacity="100%" style:font-name="Liberation Serif" fo:font-size="12pt" officeooo:rsid="00527e25" style:font-size-asian="12pt" style:font-size-complex="12pt"/>
    </style:style>
    <style:style style:name="T95" style:family="text">
      <style:text-properties fo:color="#000080" loext:opacity="100%" style:font-name="Liberation Serif" fo:font-size="12pt" fo:font-weight="bold" style:font-size-asian="12pt" style:font-weight-asian="bold" style:font-size-complex="12pt" style:font-weight-complex="bold"/>
    </style:style>
    <style:style style:name="T96" style:family="text">
      <style:text-properties fo:color="#000080" loext:opacity="100%" style:font-name="Liberation Serif" fo:font-size="12pt" fo:font-weight="bold" officeooo:rsid="004dec03" style:font-size-asian="12pt" style:font-weight-asian="bold" style:font-size-complex="12pt" style:font-weight-complex="bold"/>
    </style:style>
    <style:style style:name="T97" style:family="text">
      <style:text-properties fo:color="#000080" loext:opacity="100%" style:font-name="Liberation Serif" fo:font-size="18pt" style:font-size-asian="18pt" style:font-size-complex="18pt"/>
    </style:style>
    <style:style style:name="T98" style:family="text">
      <style:text-properties fo:color="#000080" loext:opacity="100%" fo:font-weight="bold" style:font-weight-asian="bold" style:font-weight-complex="bold"/>
    </style:style>
    <style:style style:name="T99" style:family="text">
      <style:text-properties fo:color="#000080" loext:opacity="100%" fo:font-weight="bold" officeooo:rsid="005917a1" style:font-weight-asian="bold" style:font-weight-complex="bold"/>
    </style:style>
    <style:style style:name="T100" style:family="text">
      <style:text-properties fo:color="#000080" loext:opacity="100%" fo:font-weight="bold" officeooo:rsid="0064d659" style:font-weight-asian="bold" style:font-weight-complex="bold"/>
    </style:style>
    <style:style style:name="T101" style:family="text">
      <style:text-properties officeooo:rsid="005b6f36"/>
    </style:style>
    <style:style style:name="T102" style:family="text">
      <style:text-properties officeooo:rsid="008d7480"/>
    </style:style>
    <style:style style:name="T103" style:family="text">
      <style:text-properties officeooo:rsid="008f5a01"/>
    </style:style>
    <style:style style:name="T104" style:family="text">
      <style:text-properties officeooo:rsid="0090795c"/>
    </style:style>
    <style:style style:name="T105" style:family="text">
      <style:text-properties officeooo:rsid="00a10eee"/>
    </style:style>
    <style:style style:name="T106" style:family="text">
      <style:text-properties officeooo:rsid="00a7024f"/>
    </style:style>
    <style:style style:name="T107" style:family="text">
      <style:text-properties officeooo:rsid="00bbbe13"/>
    </style:style>
    <style:style style:name="T108" style:family="text">
      <style:text-properties officeooo:rsid="00bf20e3"/>
    </style:style>
    <style:style style:name="T109" style:family="text">
      <style:text-properties style:text-position="33% 80%"/>
    </style:style>
    <style:style style:name="T110" style:family="text">
      <style:text-properties officeooo:rsid="00f254f3"/>
    </style:style>
    <style:style style:name="T111" style:family="text">
      <style:text-properties style:font-name="Liberation Mono" officeooo:rsid="00f254f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60">brittle </text:span><text:a xlink:type="simple" xlink:href="https://www.britannica.com/dictionary/considerate" text:style-name="Internet_20_link" text:visited-style-name="Visited_20_Internet_20_Link"><text:span text:style-name="T61">(adjec</text:span><text:span text:style-name="T43">tive)</text:span></text:a></text:p>
      <text:p text:style-name="P28">brittler; brittlest </text:p>
      <text:p text:style-name="P37">[or more brittle; most brittle] </text:p>
      <text:p text:style-name="P37"><text:span text:style-name="Strong_20_Emphasis"/></text:p>
      <text:p text:style-name="P37"><text:span text:style-name="Strong_20_Emphasis">1 :</text:span> easily broken or cracked </text:p>
      <text:list text:style-name="L1">
        <text:list-item>
          <text:p text:style-name="P99"><text:span text:style-name="Emphasis">brittle</text:span> glass</text:p>
        </text:list-item>
        <text:list-item>
          <text:p text:style-name="P98"><text:span text:style-name="Emphasis">brittle</text:span> bones</text:p>
        </text:list-item>
      </text:list>
      <text:p text:style-name="P3"><text:span text:style-name="Strong_20_Emphasis">2 :</text:span> not strong : easily damaged </text:p>
      <text:list text:style-name="L2">
        <text:list-item>
          <text:p text:style-name="P100">The countries formed a <text:span text:style-name="Emphasis">brittle</text:span> [=<text:span text:style-name="Emphasis">fragile</text:span>] alliance.</text:p>
        </text:list-item>
      </text:list>
      <text:p text:style-name="P3"><text:span text:style-name="Strong_20_Emphasis">3 : </text:span>sharp in sound </text:p>
      <text:list text:style-name="L3">
        <text:list-item>
          <text:p text:style-name="P102">a <text:span text:style-name="Emphasis">brittle</text:span> laugh</text:p>
        </text:list-item>
        <text:list-item>
          <text:p text:style-name="P101">a high, <text:span text:style-name="Emphasis">brittle</text:span> voice</text:p>
        </text:list-item>
      </text:list>
      <text:p text:style-name="P6"><text:span text:style-name="T60">consul</text:span><text:span text:style-name="T57"> </text:span><text:span text:style-name="T96">(no</text:span><text:span text:style-name="T95">un</text:span><text:span text:style-name="T96">)</text:span></text:p>
      <text:p text:style-name="Standard">plural consuls </text:p>
      <text:p text:style-name="Standard"/>
      <text:p text:style-name="Standard">[count] </text:p>
      <text:p text:style-name="Standard"><text:span text:style-name="Strong_20_Emphasis">1 : </text:span>a government official whose job is to live in a foreign country and protect and help the citizens of his or her own country who are traveling, living, or doing business there — compare <text:a xlink:type="simple" xlink:href="https://www.britannica.com/dictionary/ambassador" text:style-name="Internet_20_link" text:visited-style-name="Visited_20_Internet_20_Link">ambassador</text:a> </text:p>
      <text:p text:style-name="P24"/>
      <text:p text:style-name="Standard"><text:span text:style-name="Strong_20_Emphasis"><text:span text:style-name="T71">2 :</text:span></text:span><text:span text:style-name="T71"> either one of two chief officials of the ancient Roman republic who were elected every year </text:span></text:p>
      <text:h text:style-name="Heading_20_2" text:outline-level="2">— <text:span text:style-name="T45">consular </text:span><text:span text:style-name="T82">(a</text:span><text:span text:style-name="T80">djective</text:span><text:span text:style-name="T82">)</text:span></text:h>
      <text:list text:style-name="L4">
        <text:list-item>
          <text:p text:style-name="P103">a <text:span text:style-name="Emphasis">consular</text:span> official</text:p>
        </text:list-item>
      </text:list>
      <text:p text:style-name="P25"><text:span text:style-name="T57">— consulate </text:span><text:span text:style-name="T94">(n</text:span><text:span text:style-name="T93">oun</text:span><text:span text:style-name="T94">)</text:span><text:span text:style-name="T97"> </text:span></text:p>
      <text:p text:style-name="Standard">plural consulates </text:p>
      <text:p text:style-name="Standard"/>
      <text:p text:style-name="Standard">[count] </text:p>
      <text:p text:style-name="P20">: the building where a consul lives and works </text:p>
      <text:list text:style-name="L5">
        <text:list-item>
          <text:p text:style-name="P104">the Russian <text:span text:style-name="Emphasis">consulate</text:span> in Washington, D.C.</text:p>
        </text:list-item>
      </text:list>
      <text:h text:style-name="P5" text:outline-level="1"><text:span text:style-name="T57">Consider </text:span><text:span text:style-name="T41">(</text:span><text:span text:style-name="T40">verb</text:span><text:span text:style-name="T41">) </text:span></text:h>
      <text:h text:style-name="P5" text:outline-level="1"><text:a xlink:type="simple" xlink:href="https://www.britannica.com/dictionary/considered" text:style-name="Internet_20_link" text:visited-style-name="Visited_20_Internet_20_Link"><text:span text:style-name="Strong_20_Emphasis"><text:span text:style-name="T63">considered </text:span></text:span><text:span text:style-name="Strong_20_Emphasis"><text:span text:style-name="T67">(ad</text:span></text:span><text:span text:style-name="Strong_20_Emphasis"><text:span text:style-name="T68">j.</text:span></text:span><text:span text:style-name="Strong_20_Emphasis"><text:span text:style-name="T67">)</text:span></text:span></text:a><text:span text:style-name="Strong_20_Emphasis"><text:span text:style-name="T63">; </text:span></text:span><text:a xlink:type="simple" xlink:href="https://www.britannica.com/dictionary/considering" text:style-name="Internet_20_link" text:visited-style-name="Visited_20_Internet_20_Link"><text:span text:style-name="Strong_20_Emphasis"><text:span text:style-name="T64">considerin</text:span></text:span></text:a><text:span text:style-name="Strong_20_Emphasis"><text:span text:style-name="T65">g </text:span></text:span><text:span text:style-name="Strong_20_Emphasis"><text:span text:style-name="T66">(</text:span></text:span><text:a xlink:type="simple" xlink:href="https://www.britannica.com/dictionary/considering" text:style-name="Internet_20_link" text:visited-style-name="Visited_20_Internet_20_Link"><text:span text:style-name="Strong_20_Emphasis"><text:span text:style-name="T69">pre</text:span></text:span></text:a><text:span text:style-name="Strong_20_Emphasis"><text:span text:style-name="T68">.)</text:span></text:span></text:h>
      <text:p text:style-name="P7"><text:span text:style-name="Strong_20_Emphasis"><text:span text:style-name="T68"/></text:span></text:p>
      <text:section text:style-name="Sect1" text:name="Section6">
        <text:p text:style-name="P8"><text:span text:style-name="Strong_20_Emphasis">1 a</text:span> : to think about (something or someone) carefully especially in order to make a choice or decision </text:p>
        <text:p text:style-name="P3">[+ object]</text:p>
        <text:list text:style-name="L6">
          <text:list-item>
            <text:p text:style-name="P106">We are <text:span text:style-name="Emphasis">considering</text:span> you for the job.</text:p>
          </text:list-item>
          <text:list-item>
            <text:p text:style-name="P106">She refused to <text:span text:style-name="Emphasis">consider</text:span> my request.</text:p>
          </text:list-item>
          <text:list-item>
            <text:p text:style-name="P105">He seriously <text:span text:style-name="Emphasis">considered</text:span> changing careers.</text:p>
          </text:list-item>
          <text:list-item>
            <text:p text:style-name="P105"><text:soft-page-break/>The jury has <text:span text:style-name="Emphasis">considered</text:span> the evidence and reached a verdict.</text:p>
          </text:list-item>
        </text:list>
        <text:list text:style-name="L7">
          <text:list-item>
            <text:p text:style-name="P107">The policy was well researched and well <text:span text:style-name="Emphasis">considered</text:span>.</text:p>
          </text:list-item>
        </text:list>
        <text:list text:style-name="L8">
          <text:list-item>
            <text:p text:style-name="P108">Please <text:span text:style-name="Emphasis">consider</text:span> what I've said.</text:p>
          </text:list-item>
        </text:list>
        <text:list text:style-name="L9">
          <text:list-item>
            <text:p text:style-name="P109">We never considered the possibility that the plan could fail.</text:p>
          </text:list-item>
        </text:list>
        <text:p text:style-name="Text_20_body">[no object]</text:p>
        <text:list text:style-name="L10">
          <text:list-item>
            <text:p text:style-name="P110">He paused a moment to <text:span text:style-name="Emphasis">consider</text:span> before responding.</text:p>
          </text:list-item>
        </text:list>
        <text:p text:style-name="Text_20_body"><text:span text:style-name="Strong_20_Emphasis"><text:span text:style-name="T20">1</text:span></text:span><text:span text:style-name="Strong_20_Emphasis"> b</text:span> : to think about (something that is important in understanding something or in making a decision or judgment) </text:p>
        <text:list text:style-name="L11">
          <text:list-item>
            <text:p text:style-name="P112">You have to <text:span text:style-name="Emphasis">consider</text:span> that he is only three years old.</text:p>
          </text:list-item>
          <text:list-item>
            <text:p text:style-name="P112">When you <text:span text:style-name="Emphasis">consider</text:span> how long she worked there, it's surprising that she would leave so suddenly.</text:p>
          </text:list-item>
          <text:list-item>
            <text:p text:style-name="P111">His achievements are very impressive when you consider the fact that he never graduated from high school.</text:p>
          </text:list-item>
        </text:list>
        <text:p text:style-name="P3"><text:span text:style-name="Strong_20_Emphasis">2 : </text:span>to think about (a person or a person's feelings) before you do something in order to avoid making someone upset, angry, etc. </text:p>
        <text:list text:style-name="L12">
          <text:list-item>
            <text:p text:style-name="P114">You have to learn to <text:span text:style-name="Emphasis">consider</text:span> other people.</text:p>
          </text:list-item>
          <text:list-item>
            <text:p text:style-name="P113">You never <text:span text:style-name="Emphasis">consider</text:span> my feelings.</text:p>
          </text:list-item>
        </text:list>
        <text:p text:style-name="P3"><text:span text:style-name="Strong_20_Emphasis">3 </text:span>: to think of or regard (someone or something) in a specified way </text:p>
        <text:list text:style-name="L13">
          <text:list-item>
            <text:p text:style-name="P116">I <text:span text:style-name="Emphasis">consider</text:span> the price (to be) too high.</text:p>
          </text:list-item>
          <text:list-item>
            <text:p text:style-name="P116">We <text:span text:style-name="Emphasis">consider</text:span> careful work (to be) essential.</text:p>
          </text:list-item>
          <text:list-item>
            <text:p text:style-name="P115">We <text:span text:style-name="Emphasis">consider</text:span> it an honor to have you here with us tonight.</text:p>
          </text:list-item>
          <text:list-item>
            <text:p text:style-name="P115">a television program that is <text:span text:style-name="Emphasis">considered</text:span> one of the best comedies ever</text:p>
          </text:list-item>
        </text:list>
        <text:list text:style-name="L14">
          <text:list-item>
            <text:p text:style-name="P117">He <text:span text:style-name="Emphasis">considers</text:span> himself to be a great writer.</text:p>
          </text:list-item>
        </text:list>
        <text:list text:style-name="L15">
          <text:list-item>
            <text:p text:style-name="P118">Consider yourself lucky/fortunate that you survived the accident. [=you are lucky to have survived the accident]</text:p>
          </text:list-item>
        </text:list>
        <text:p text:style-name="P3"><text:span text:style-name="Strong_20_Emphasis">4 </text:span>[formal<text:span text:style-name="T21">]</text:span> : to look at (someone or something) carefully and thoughtfully </text:p>
        <text:list text:style-name="L16">
          <text:list-item>
            <text:p text:style-name="P119">He stepped back to <text:span text:style-name="Emphasis">consider</text:span> the whole painting.</text:p>
          </text:list-item>
        </text:list>
        <text:h text:style-name="P1" text:outline-level="2">all things considered</text:h>
        <text:p text:style-name="Text_20_body">— used for saying that a statement is true when you think about all the good and bad parts or results of something </text:p>
        <text:list text:style-name="L17">
          <text:list-item>
            <text:p text:style-name="P121"><text:span text:style-name="Emphasis">All things considered</text:span>, we're pleased with how the project turned out.</text:p>
          </text:list-item>
          <text:list-item>
            <text:p text:style-name="P120">It was a pretty good vacation, <text:span text:style-name="Emphasis">all things considered</text:span>.</text:p>
          </text:list-item>
        </text:list>
        <text:h text:style-name="P2" text:outline-level="2">consider it done</text:h>
        <text:p text:style-name="P4">informal </text:p>
        <text:p text:style-name="Text_20_body">— used to say that you will gladly do something that someone has asked you to do </text:p>
        <text:list text:style-name="L18">
          <text:list-item>
            <text:p text:style-name="P122">“Can you mail this letter for me?” “<text:span text:style-name="Emphasis">Consider it done</text:span>.”</text:p>
          </text:list-item>
        </text:list>
      </text:section>
      <text:h text:style-name="Heading_20_1" text:outline-level="1"><text:soft-page-break/><text:span text:style-name="T23">C</text:span><text:span text:style-name="T22">onsiderate</text:span><text:span text:style-name="T28"> </text:span><text:a xlink:type="simple" xlink:href="https://www.britannica.com/dictionary/considerate" text:style-name="Internet_20_link" text:visited-style-name="Visited_20_Internet_20_Link"><text:span text:style-name="T10">(adjec</text:span><text:span text:style-name="T38">tive)</text:span></text:a></text:h>
      <text:section text:style-name="Sect1" text:name="Section4">
        <text:p text:style-name="P3">[more considerate; most considerate] </text:p>
        <text:p text:style-name="Text_20_body">: thinking about the rights and feelings of other people : showing kindness toward other people </text:p>
        <text:list text:style-name="L19">
          <text:list-item>
            <text:p text:style-name="P124">She is one of the most <text:span text:style-name="Emphasis">considerate</text:span> people I know.</text:p>
          </text:list-item>
          <text:list-item>
            <text:p text:style-name="P123">He was <text:span text:style-name="Emphasis">considerate</text:span> and turned down the stereo when we asked him to.</text:p>
          </text:list-item>
        </text:list>
        <text:p text:style-name="Text_20_body">— often + <text:span text:style-name="Emphasis">of</text:span> </text:p>
        <text:list text:style-name="L20">
          <text:list-item>
            <text:p text:style-name="P126">He is always <text:span text:style-name="Emphasis">considerate of</text:span> other people's feelings.</text:p>
          </text:list-item>
          <text:list-item>
            <text:p text:style-name="P125">It was very <text:span text:style-name="Emphasis">considerate of</text:span> you to offer to help.</text:p>
          </text:list-item>
        </text:list>
        <text:p text:style-name="Text_20_body">— opposite <text:a xlink:type="simple" xlink:href="https://www.britannica.com/dictionary/inconsiderate" text:style-name="Internet_20_link" text:visited-style-name="Visited_20_Internet_20_Link">inconsiderate</text:a> </text:p>
        <text:h text:style-name="Heading_20_2" text:outline-level="2">— <text:span text:style-name="T2">considerately </text:span><text:span text:style-name="T35">(</text:span><text:span text:style-name="T36">adverb</text:span><text:span text:style-name="T37">)</text:span></text:h>
        <text:list text:style-name="L21">
          <text:list-item>
            <text:p text:style-name="P127">He always treats people <text:span text:style-name="Emphasis">considerately</text:span>.</text:p>
          </text:list-item>
        </text:list>
      </text:section>
      <text:h text:style-name="Heading_20_2" text:outline-level="2"><text:span text:style-name="T1">C</text:span>andor <text:a xlink:type="simple" xlink:href="https://www.britannica.com/dictionary/candor" text:style-name="Internet_20_link" text:visited-style-name="Visited_20_Internet_20_Link"><text:span text:style-name="T11">(noun)</text:span></text:a></text:h>
      <text:section text:style-name="Sect1" text:name="Section2">
        <text:p text:style-name="P3"/>
        <text:p text:style-name="P3">[noncount] </text:p>
        <text:p text:style-name="Text_20_body">: the quality of being open, sincere, and honest </text:p>
        <text:list text:style-name="L22">
          <text:list-item>
            <text:p text:style-name="P129">She spoke with <text:span text:style-name="Emphasis">candor</text:span> about racism.</text:p>
          </text:list-item>
          <text:list-item>
            <text:p text:style-name="P128">I was impressed by the <text:span text:style-name="Emphasis">candor</text:span> of his statement.</text:p>
          </text:list-item>
        </text:list>
      </text:section>
      <text:p text:style-name="P38"><text:span text:style-name="T30">deleterious </text:span><text:a xlink:type="simple" xlink:href="https://www.britannica.com/dictionary/considerate" text:style-name="Internet_20_link" text:visited-style-name="Visited_20_Internet_20_Link"><text:span text:style-name="T12">(adjec</text:span><text:span text:style-name="T39">tive)</text:span></text:a></text:p>
      <text:p text:style-name="P39">[more deleterious; most deleterious] </text:p>
      <text:p text:style-name="P39"/>
      <text:p text:style-name="P39">formal : damaging or harmful </text:p>
      <text:list text:style-name="L23">
        <text:list-item>
          <text:p text:style-name="P131">The chemical is <text:span text:style-name="Emphasis">deleterious</text:span> to the environment.</text:p>
        </text:list-item>
        <text:list-item>
          <text:p text:style-name="P130">The drug has no <text:span text:style-name="Emphasis">deleterious</text:span> effects on patients.</text:p>
        </text:list-item>
      </text:list>
      <text:p text:style-name="Standard"><text:span text:style-name="T30">e</text:span><text:span text:style-name="T29">vade</text:span> <text:span text:style-name="T99">(</text:span><text:span text:style-name="T98">verb</text:span><text:span text:style-name="T99">)</text:span></text:p>
      <text:p text:style-name="P28">evades; evaded; evading </text:p>
      <text:p text:style-name="Standard"/>
      <text:p text:style-name="Standard">[+ object] </text:p>
      <text:p text:style-name="P26"><text:span text:style-name="Strong_20_Emphasis">1</text:span></text:p>
      <text:p text:style-name="P26"><text:span text:style-name="Strong_20_Emphasis">a :</text:span> to stay away from (someone or something) : to avoid (someone or something) </text:p>
      <text:list text:style-name="L24">
        <text:list-item>
          <text:p text:style-name="P133">The criminals have so far managed to <text:span text:style-name="Emphasis">evade</text:span> the police.</text:p>
        </text:list-item>
        <text:list-item>
          <text:p text:style-name="P133">They have evaded capture/arrest. [=have avoided being captured/arrested]</text:p>
        </text:list-item>
        <text:list-item>
          <text:p text:style-name="P132">His criminal activities somehow evaded detection. [=were not detected]</text:p>
        </text:list-item>
      </text:list>
      <text:p text:style-name="Text_20_body"><text:span text:style-name="Strong_20_Emphasis">b : </text:span>to avoid dealing with or facing (something) </text:p>
      <text:list text:style-name="L25">
        <text:list-item>
          <text:p text:style-name="P134">a politician skilled at <text:span text:style-name="Emphasis">evading</text:span> difficult questions</text:p>
        </text:list-item>
        <text:list-item>
          <text:p text:style-name="P135">The governor has been accused of <text:span text:style-name="Emphasis">evading</text:span> the issue.</text:p>
        </text:list-item>
      </text:list>
      <text:p text:style-name="P48"><text:soft-page-break/><text:span text:style-name="Strong_20_Emphasis"><text:span text:style-name="T101">c</text:span></text:span><text:span text:style-name="Strong_20_Emphasis"> :</text:span> to avoid doing (something required) </text:p>
      <text:list text:style-name="L26">
        <text:list-item>
          <text:p text:style-name="P136">illegally <text:span text:style-name="Emphasis">evading</text:span> taxes [=failing to pay taxes]</text:p>
        </text:list-item>
      </text:list>
      <text:p text:style-name="P3"><text:span text:style-name="Strong_20_Emphasis">2</text:span> </text:p>
      <text:p text:style-name="Text_20_body"><text:span text:style-name="Strong_20_Emphasis">a : </text:span>to not be understood by (someone) </text:p>
      <text:list text:style-name="L27">
        <text:list-item>
          <text:p text:style-name="P137">Their purpose in doing this <text:span text:style-name="Emphasis">evades</text:span> me. [=I don't understand their purpose]</text:p>
        </text:list-item>
      </text:list>
      <text:p text:style-name="Text_20_body"><text:span text:style-name="Strong_20_Emphasis">b : </text:span>to fail to be achieved by (someone) </text:p>
      <text:list text:style-name="L28">
        <text:list-item>
          <text:p text:style-name="P138">Up to now, success has <text:span text:style-name="Emphasis">evaded</text:span> [=<text:span text:style-name="Emphasis">eluded</text:span>] me.</text:p>
        </text:list-item>
      </text:list>
      <text:h text:style-name="Heading_20_2" text:outline-level="2">—<text:span text:style-name="T45"> evader</text:span></text:h>
      <text:p text:style-name="Text_20_body">noun, plural evaders [count] </text:p>
      <text:list text:style-name="L29">
        <text:list-item>
          <text:p text:style-name="P139">tax <text:span text:style-name="Emphasis">evaders</text:span></text:p>
        </text:list-item>
      </text:list>
      <text:p text:style-name="Standard"/>
      <text:h text:style-name="Heading_20_2" text:outline-level="2"><text:span text:style-name="T13">f</text:span>orthcoming <text:a xlink:type="simple" xlink:href="https://www.britannica.com/dictionary/forthcoming" text:style-name="Internet_20_link" text:visited-style-name="Visited_20_Internet_20_Link"><text:span text:style-name="T11">(adjective)</text:span></text:a></text:h>
      <text:section text:style-name="Sect1" text:name="ld_entries_v2_all">
        <text:p text:style-name="P3"/>
        <text:p text:style-name="P3"><text:span text:style-name="Strong_20_Emphasis">1. </text:span>always used before a noun : appearing, happening, or arriving soon </text:p>
        <text:list text:style-name="L30">
          <text:list-item>
            <text:p text:style-name="P141">the <text:span text:style-name="Emphasis">forthcoming</text:span> [=<text:span text:style-name="Emphasis">approaching</text:span>] holidays</text:p>
          </text:list-item>
          <text:list-item>
            <text:p text:style-name="P140">He read an excerpt from his <text:span text:style-name="Emphasis">forthcoming</text:span> [=soon to be published] autobiography.</text:p>
          </text:list-item>
        </text:list>
        <text:p text:style-name="P3"><text:span text:style-name="Strong_20_Emphasis">2. </text:span>not used before a noun : readily available </text:p>
        <text:list text:style-name="L31">
          <text:list-item>
            <text:p text:style-name="P142">No help has been <text:span text:style-name="Emphasis">forthcoming</text:span> from the government. [=the government has not provided any help]</text:p>
          </text:list-item>
        </text:list>
        <text:p text:style-name="P3"><text:span text:style-name="Strong_20_Emphasis">3. </text:span>not used before a noun, [more forthcoming; most forthcoming] : honest and open </text:p>
        <text:list text:style-name="L32">
          <text:list-item>
            <text:p text:style-name="P144">He was more <text:span text:style-name="Emphasis">forthcoming</text:span> about his past than they expected.</text:p>
          </text:list-item>
          <text:list-item>
            <text:p text:style-name="P143">She has been less than <text:span text:style-name="Emphasis">forthcoming</text:span> about her involvement in the scandal.</text:p>
          </text:list-item>
        </text:list>
        <text:p text:style-name="P54"/>
        <text:p text:style-name="P35"><text:span text:style-name="T29">homage </text:span><text:span text:style-name="T88">(n</text:span><text:span text:style-name="T86">oun</text:span><text:span text:style-name="T88">)</text:span></text:p>
        <text:p text:style-name="Standard"/>
        <text:p text:style-name="Standard"><text:span text:style-name="Strong_20_Emphasis">1. </text:span>[noncount] : respect or honor </text:p>
        <text:list text:style-name="L33">
          <text:list-item>
            <text:p text:style-name="P146">People bowed in homage to [=as a sign of respect for] the king as he passed by.</text:p>
          </text:list-item>
          <text:list-item>
            <text:p text:style-name="P145">Her paintings pay homage to [=<text:span text:style-name="Emphasis">honor</text:span>] women artists of the past.</text:p>
          </text:list-item>
        </text:list>
        <text:p text:style-name="P36"><text:span text:style-name="Strong_20_Emphasis">2. </text:span>[singular] : something that is done to honor someone or something </text:p>
        <text:list text:style-name="L34">
          <text:list-item>
            <text:p text:style-name="P147">Her book is a/an <text:span text:style-name="Emphasis">homage</text:span> to her favorite city.</text:p>
          </text:list-item>
        </text:list>
        <text:p text:style-name="P54"/>
        <text:p text:style-name="P43"><text:span text:style-name="T29">inaugurate </text:span><text:span text:style-name="T90">(</text:span><text:span text:style-name="T86">verb</text:span><text:span text:style-name="T90">)</text:span></text:p>
        <text:p text:style-name="Standard">inaugurates; inaugurated; inaugurating </text:p>
        <text:p text:style-name="Standard"><text:soft-page-break/><text:span text:style-name="Strong_20_Emphasis">1 </text:span>: to introduce (someone, such as a newly elected official) into a job or position with a formal ceremony </text:p>
        <text:list text:style-name="L35">
          <text:list-item>
            <text:p text:style-name="P148">He was <text:span text:style-name="Emphasis">inaugurated</text:span> (as President) on the 20th of January.</text:p>
          </text:list-item>
        </text:list>
        <text:p text:style-name="P3"><text:span text:style-name="Strong_20_Emphasis">2 </text:span>: to celebrate the fact that something (such as a new hospital or school) is officially ready to be used </text:p>
        <text:list text:style-name="L36">
          <text:list-item>
            <text:p text:style-name="P149">They <text:span text:style-name="Emphasis">inaugurated</text:span> the new headquarters with a brief ceremony.</text:p>
          </text:list-item>
        </text:list>
        <text:p text:style-name="P3"><text:span text:style-name="Strong_20_Emphasis">3 a</text:span> : to be the beginning of (something, such as a period of time) </text:p>
        <text:list text:style-name="L37">
          <text:list-item>
            <text:p text:style-name="P150">This event <text:span text:style-name="Emphasis">inaugurated</text:span> [=<text:span text:style-name="Emphasis">introduced</text:span>] a new era in our history.</text:p>
          </text:list-item>
        </text:list>
        <text:p text:style-name="Text_20_body"><text:span text:style-name="Strong_20_Emphasis"><text:s text:c="3"/>b</text:span> : to begin to use or have (something) for the first time </text:p>
        <text:list text:style-name="L38">
          <text:list-item>
            <text:p text:style-name="P151">The airline will <text:span text:style-name="Emphasis">inaugurate</text:span> [=<text:span text:style-name="Emphasis">introduce</text:span>] five new routes this summer.</text:p>
          </text:list-item>
        </text:list>
        <text:h text:style-name="P19" text:outline-level="2">— <text:span text:style-name="T45">inauguration </text:span><text:span text:style-name="T88">(n</text:span><text:span text:style-name="T86">oun</text:span><text:span text:style-name="T88">)</text:span></text:h>
        <text:p text:style-name="Text_20_body">[count] </text:p>
        <text:list text:style-name="L39">
          <text:list-item>
            <text:p text:style-name="P153">presidential <text:span text:style-name="Emphasis">inaugurations</text:span></text:p>
          </text:list-item>
          <text:list-item>
            <text:p text:style-name="P152">We attended the <text:span text:style-name="Emphasis">inauguration</text:span> of the new museum. [=the event celebrating the fact that the new museum is officially ready to be used]</text:p>
          </text:list-item>
        </text:list>
        <text:p text:style-name="Text_20_body">[noncount] </text:p>
        <text:list text:style-name="L40">
          <text:list-item>
            <text:p text:style-name="P154">a discovery that led to (the) <text:span text:style-name="Emphasis">inauguration</text:span> of a new era in our history</text:p>
          </text:list-item>
        </text:list>
        <text:p text:style-name="P54"/>
        <text:p text:style-name="P10"><text:span text:style-name="T29">internment </text:span><text:span text:style-name="T88">(n</text:span><text:span text:style-name="T86">oun</text:span><text:span text:style-name="T88">)</text:span></text:p>
        <text:p text:style-name="Standard"/>
        <text:p text:style-name="Standard">[noncount] </text:p>
        <text:p text:style-name="P20">: the act of putting someone in a prison for political reasons or during a war : the act of interning someone </text:p>
        <text:list text:style-name="L41">
          <text:list-item>
            <text:p text:style-name="P155">protesting the government's <text:span text:style-name="Emphasis">internment</text:span> of citizens without evidence of wrongdoing</text:p>
          </text:list-item>
        </text:list>
        <text:p text:style-name="Text_20_body">: the state of being interned </text:p>
        <text:list text:style-name="L42">
          <text:list-item>
            <text:p text:style-name="P156">trying to escape <text:span text:style-name="Emphasis">internment</text:span></text:p>
          </text:list-item>
        </text:list>
        <text:p text:style-name="Text_20_body">— sometimes used before another noun </text:p>
        <text:list text:style-name="L43">
          <text:list-item>
            <text:p text:style-name="P157"><text:span text:style-name="Emphasis">internment</text:span> camps</text:p>
          </text:list-item>
        </text:list>
        <text:p text:style-name="P51"/>
        <text:p text:style-name="P41"><text:span text:style-name="T29">lament </text:span><text:span text:style-name="T90">(</text:span><text:span text:style-name="T86">verb</text:span><text:span text:style-name="T90">)</text:span></text:p>
        <text:p text:style-name="P28">laments; lamented; lamenting </text:p>
        <text:p text:style-name="Standard"/>
        <text:p text:style-name="Standard">formal : to express sorrow, regret, or unhappiness about something </text:p>
        <text:p text:style-name="P20">[no object] </text:p>
        <text:list text:style-name="L44">
          <text:list-item>
            <text:p text:style-name="P159"><text:soft-page-break/>She <text:span text:style-name="Emphasis">lamented</text:span> over the loss of her best friend.</text:p>
          </text:list-item>
          <text:list-item>
            <text:p text:style-name="P158">(<text:span text:style-name="Emphasis">chiefly US</text:span>) He was <text:span text:style-name="Emphasis">lamenting</text:span> about rising gasoline prices.</text:p>
          </text:list-item>
        </text:list>
        <text:p text:style-name="Text_20_body">[+ object] </text:p>
        <text:list text:style-name="L45">
          <text:list-item>
            <text:p text:style-name="P161">She <text:span text:style-name="Emphasis">lamented</text:span> (the fact) that she had lost her best friend. = She <text:span text:style-name="Emphasis">lamented</text:span> having lost her best friend. = She <text:span text:style-name="Emphasis">lamented</text:span> the loss of her best friend.</text:p>
          </text:list-item>
          <text:list-item>
            <text:p text:style-name="P160">“I've lost my best friend!” she <text:span text:style-name="Emphasis">lamented</text:span>.</text:p>
          </text:list-item>
        </text:list>
        <text:section text:style-name="Sect1" text:name="ld_entry_v2_jumplink_lament_2">
          <text:p text:style-name="P49"><text:span text:style-name="T29">— </text:span><text:span text:style-name="T22">lament</text:span> <text:span text:style-name="T88">(n</text:span><text:span text:style-name="T86">oun</text:span><text:span text:style-name="T88">)</text:span></text:p>
          <text:p text:style-name="P3"/>
          <text:p text:style-name="P3">[count] formal : an expression of sorrow </text:p>
          <text:p text:style-name="Text_20_body">especially : a song or poem that expresses sorrow for someone who has died or something that is gone </text:p>
          <text:list text:style-name="L46">
            <text:list-item>
              <text:p text:style-name="P162">The poem is a <text:span text:style-name="Emphasis">lament</text:span> for a lost love.</text:p>
            </text:list-item>
          </text:list>
        </text:section>
        <text:p text:style-name="P51"/>
        <text:p text:style-name="P40"><text:span text:style-name="T29">—</text:span><text:span text:style-name="T22"> lamented </text:span><text:a xlink:type="simple" xlink:href="https://www.britannica.com/dictionary/forthcoming" text:style-name="Internet_20_link" text:visited-style-name="Visited_20_Internet_20_Link"><text:span text:style-name="T11">(adjective)</text:span></text:a></text:p>
        <text:p text:style-name="Standard"/>
        <text:p text:style-name="Standard">always used before a noun </text:p>
        <text:p text:style-name="P20">: deeply missed — used to refer to someone who has died </text:p>
        <text:list text:style-name="L47">
          <text:list-item>
            <text:p text:style-name="P163">her late lamented husband</text:p>
          </text:list-item>
        </text:list>
        <text:p text:style-name="P52"/>
        <text:h text:style-name="P9" text:outline-level="1"><text:bookmark text:name="ld_entries_v2_mainh2"/><text:span text:style-name="T22">mortgage </text:span><text:a xlink:type="simple" xlink:href="https://www.britannica.com/dictionary/mortgage" text:style-name="Internet_20_link" text:visited-style-name="Visited_20_Internet_20_Link"><text:span text:style-name="T78">(noun</text:span></text:a><text:span text:style-name="T79">)</text:span><text:span text:style-name="T78"> / </text:span><text:span text:style-name="T42">(verb)</text:span></text:h>
        <text:section text:style-name="Sect1" text:name="Section8">
          <text:p text:style-name="P3"/>
          <text:p text:style-name="P3">[count] </text:p>
          <text:p text:style-name="Text_20_body">: a legal agreement in which a person borrows money to buy property (such as a house) and pays back the money over a period of years </text:p>
          <text:list text:style-name="L48">
            <text:list-item>
              <text:p text:style-name="P165">He will have to take out a <text:span text:style-name="Emphasis">mortgage</text:span> in order to buy the house.</text:p>
            </text:list-item>
            <text:list-item>
              <text:p text:style-name="P165">a 30-year <text:span text:style-name="Emphasis">mortgage</text:span></text:p>
            </text:list-item>
            <text:list-item>
              <text:p text:style-name="P165">a $50,000 <text:span text:style-name="Emphasis">mortgage</text:span></text:p>
            </text:list-item>
            <text:list-item>
              <text:p text:style-name="P164">They hope to pay off the <text:span text:style-name="Emphasis">mortgage</text:span> on their home soon.</text:p>
            </text:list-item>
          </text:list>
          <text:p text:style-name="Text_20_body">— often used before another noun </text:p>
          <text:list text:style-name="L49">
            <text:list-item>
              <text:p text:style-name="P167">a <text:span text:style-name="Emphasis">mortgage</text:span> agreement/banker/lender/loan</text:p>
            </text:list-item>
            <text:list-item>
              <text:p text:style-name="P166"><text:span text:style-name="Emphasis">Mortgage</text:span> rates are down.</text:p>
            </text:list-item>
          </text:list>
          <text:p text:style-name="P3"/>
          <text:section text:style-name="Sect1" text:name="ld_entry_v2_jumplink_mortgage_2">
            <text:p text:style-name="P3"><text:span text:style-name="T22">2. mortgage </text:span>/ˈmoɚgɪʤ/ verb </text:p>
            <text:p text:style-name="P3">mortgages; mortgaged; mortgaging </text:p>
            <text:p text:style-name="P47"/>
            <text:p text:style-name="P47"><text:soft-page-break/>[+ object] </text:p>
            <text:p text:style-name="Text_20_body">: to give someone a legal claim on (property that you own) in exchange for money that you will pay back over a period of years </text:p>
            <text:list text:style-name="L50">
              <text:list-item>
                <text:p text:style-name="P168">She <text:span text:style-name="Emphasis">mortgaged</text:span> her house in order to buy the restaurant.</text:p>
              </text:list-item>
            </text:list>
            <text:h text:style-name="P57" text:outline-level="2">mortgage the/your future chiefly US, disapproving </text:h>
            <text:p text:style-name="Text_20_body">: to borrow a large amount of money that will have to be paid back in the future or to do something that may cause problems for you in the future </text:p>
            <text:list text:style-name="L51">
              <text:list-item>
                <text:p text:style-name="P169">The city has <text:span text:style-name="Emphasis">mortgaged its future</text:span> to pay for the new stadium.</text:p>
              </text:list-item>
              <text:list-item>
                <text:p text:style-name="P170">Some critics say that she has <text:span text:style-name="Emphasis">mortgaged her political future</text:span> on a program that is likely to fail.</text:p>
              </text:list-item>
            </text:list>
            <text:p text:style-name="P32"><text:span text:style-name="T29">ordeal</text:span><text:span text:style-name="T8"> </text:span><text:span text:style-name="T87">(n</text:span><text:span text:style-name="T86">oun</text:span><text:span text:style-name="T87">)</text:span></text:p>
            <text:p text:style-name="P32">plural ordeals </text:p>
            <text:p text:style-name="P32"/>
            <text:p text:style-name="P32">[count] </text:p>
            <text:p text:style-name="P33">: an experience that is very unpleasant or difficult — usually singular </text:p>
            <text:list text:style-name="L52">
              <text:list-item>
                <text:p text:style-name="P171">Being trapped in the elevator was a harrowing <text:span text:style-name="Emphasis">ordeal</text:span> for the shoppers.</text:p>
              </text:list-item>
              <text:list-item>
                <text:p text:style-name="P171">the <text:span text:style-name="Emphasis">ordeal</text:span> of cancer treatment</text:p>
              </text:list-item>
              <text:list-item>
                <text:p text:style-name="P172">I need to find a way to make traveling less of an <text:span text:style-name="Emphasis">ordeal</text:span>.</text:p>
              </text:list-item>
            </text:list>
          </text:section>
        </text:section>
        <text:p text:style-name="P45"><text:span text:style-name="T32">1</text:span><text:span text:style-name="T31"> pledge </text:span><text:span text:style-name="T87">(n</text:span><text:span text:style-name="T92">oun</text:span><text:span text:style-name="T87">)</text:span></text:p>
        <text:p text:style-name="Standard">plural pledges </text:p>
        <text:p text:style-name="Standard"/>
        <text:p text:style-name="Standard">[count] </text:p>
        <text:p text:style-name="P46"><text:span text:style-name="Strong_20_Emphasis"><text:span text:style-name="T102">1 :</text:span></text:span> a serious promise or agreement </text:p>
        <text:list text:style-name="L53">
          <text:list-item>
            <text:p text:style-name="P174">He has promised to fulfill/honor/keep a campaign <text:span text:style-name="Emphasis">pledge</text:span> to cut taxes.</text:p>
          </text:list-item>
          <text:list-item>
            <text:p text:style-name="P173">She refused to take a <text:span text:style-name="Emphasis">pledge</text:span> of silence. [=she said she wouldn't promise to stay silent]</text:p>
          </text:list-item>
        </text:list>
        <text:p text:style-name="P3"><text:span text:style-name="Strong_20_Emphasis">2 :</text:span> a promise to give money </text:p>
        <text:list text:style-name="L54">
          <text:list-item>
            <text:p text:style-name="P176">To make a <text:span text:style-name="Emphasis">pledge</text:span> or donation, please call the charity's office.</text:p>
          </text:list-item>
          <text:list-item>
            <text:p text:style-name="P175">The company has made a <text:span text:style-name="Emphasis">pledge</text:span> of over $3,000.</text:p>
          </text:list-item>
        </text:list>
        <text:p text:style-name="P3"><text:span text:style-name="Strong_20_Emphasis">3 :</text:span> something that you leave with another person as a way to show that you will keep your promise </text:p>
        <text:list text:style-name="L55">
          <text:list-item>
            <text:p text:style-name="P177">He left his car as a <text:span text:style-name="Emphasis">pledge</text:span> that he would return with the money.</text:p>
          </text:list-item>
        </text:list>
        <text:p text:style-name="P3"><text:span text:style-name="Strong_20_Emphasis">4 : </text:span>US : a person who has promised to join a college fraternity or sorority but who has not been officially accepted into the group </text:p>
        <text:list text:style-name="L56">
          <text:list-item>
            <text:p text:style-name="P178">Our sorority usually accepts 10 <text:span text:style-name="Emphasis">pledges</text:span> each year.</text:p>
          </text:list-item>
        </text:list>
        <text:h text:style-name="P59" text:outline-level="2">the Pledge of Allegiance</text:h>
        <text:p text:style-name="Text_20_body">: a formal promise of loyalty to the United States that groups of people say together </text:p>
        <text:list text:style-name="L57">
          <text:list-item>
            <text:p text:style-name="P179">The children recited <text:span text:style-name="Emphasis">the Pledge of Allegiance</text:span>.</text:p>
          </text:list-item>
        </text:list>
        <text:section text:style-name="Sect1" text:name="ld_entry_v2_jumplink_pledge_2">
          <text:p text:style-name="P50"><text:soft-page-break/>2 <text:span text:style-name="T72">pledge</text:span></text:p>
          <text:p text:style-name="P3">pledges; pledged; pledging </text:p>
          <text:p text:style-name="P3"/>
          <text:p text:style-name="P3"><text:span text:style-name="Strong_20_Emphasis">1 </text:span>[+ object] : to formally promise to give or do (something) </text:p>
          <text:list text:style-name="L58">
            <text:list-item>
              <text:p text:style-name="P181">Her family <text:span text:style-name="Emphasis">pledged</text:span> $100,000 toward the construction of a new school.</text:p>
            </text:list-item>
            <text:list-item>
              <text:p text:style-name="P181">He called to <text:span text:style-name="Emphasis">pledge</text:span> money to the charity.</text:p>
            </text:list-item>
            <text:list-item>
              <text:p text:style-name="P181">We've all <text:span text:style-name="Emphasis">pledged</text:span> (our) loyalty/support/allegiance to the organization.</text:p>
            </text:list-item>
            <text:list-item>
              <text:p text:style-name="P181">Every morning, we <text:span text:style-name="Emphasis">pledge</text:span> allegiance to the flag.</text:p>
            </text:list-item>
            <text:list-item>
              <text:p text:style-name="P181">teenagers who have <text:span text:style-name="Emphasis">pledged</text:span> not to start smoking</text:p>
            </text:list-item>
            <text:list-item>
              <text:p text:style-name="P180">During his campaign, he <text:span text:style-name="Emphasis">pledged</text:span> that he would not raise taxes.</text:p>
            </text:list-item>
          </text:list>
          <text:p text:style-name="P3"><text:span text:style-name="Strong_20_Emphasis">2 </text:span>[+ object] : to cause (someone) to formally promise something </text:p>
          <text:list text:style-name="L59">
            <text:list-item>
              <text:p text:style-name="P183">She <text:span text:style-name="Emphasis">pledged</text:span> herself to silence. [=she promised that she would not say anything]</text:p>
            </text:list-item>
            <text:list-item>
              <text:p text:style-name="P182">The chefs are <text:span text:style-name="Emphasis">pledged</text:span> to keep the restaurant's special recipe a secret.</text:p>
            </text:list-item>
          </text:list>
          <text:p text:style-name="P3"><text:span text:style-name="Strong_20_Emphasis">3 </text:span>[+ object] : to give (something) as a way to show that you will keep your promise to someone </text:p>
          <text:list text:style-name="L60">
            <text:list-item>
              <text:p text:style-name="P184">He <text:span text:style-name="Emphasis">pledged</text:span> his paintings as collateral/security for a loan.</text:p>
            </text:list-item>
          </text:list>
          <text:p text:style-name="P3"><text:span text:style-name="Strong_20_Emphasis">4 </text:span>US : to promise to join (a college fraternity or sorority) </text:p>
          <text:p text:style-name="Text_20_body">[+ object] </text:p>
          <text:list text:style-name="L61">
            <text:list-item>
              <text:p text:style-name="P185">She <text:span text:style-name="Emphasis">pledged</text:span> the sorority as a freshman.</text:p>
            </text:list-item>
          </text:list>
          <text:p text:style-name="Text_20_body">[no object] </text:p>
          <text:list text:style-name="L62">
            <text:list-item>
              <text:p text:style-name="P186">A few of his friends <text:span text:style-name="Emphasis">pledged</text:span> to/with fraternities.</text:p>
            </text:list-item>
          </text:list>
        </text:section>
        <text:p text:style-name="P55"/>
        <text:p text:style-name="P44"><text:span text:style-name="T31">preemie </text:span><text:span text:style-name="T87">(n</text:span><text:span text:style-name="T92">oun</text:span><text:span text:style-name="T87">)</text:span></text:p>
        <text:p text:style-name="Standard">plural preemies </text:p>
        <text:p text:style-name="Standard"/>
        <text:p text:style-name="Standard">[count] US, informal </text:p>
        <text:p text:style-name="Standard">: a baby that is born before it has fully developed : a premature baby</text:p>
        <text:h text:style-name="P12" text:outline-level="1"><text:span text:style-name="T24">r</text:span><text:span text:style-name="T22">epressed </text:span><text:a xlink:type="simple" xlink:href="https://www.britannica.com/dictionary/repressed" text:style-name="Internet_20_link" text:visited-style-name="Visited_20_Internet_20_Link"><text:span text:style-name="T10">(adjective)</text:span></text:a></text:h>
        <text:h text:style-name="P12" text:outline-level="1"><text:a xlink:type="simple" xlink:href="https://www.britannica.com/dictionary/repress" text:style-name="Internet_20_link" text:visited-style-name="Visited_20_Internet_20_Link"><text:span text:style-name="T70">repress</text:span><text:span text:style-name="T10"> (verb)</text:span></text:a></text:h>
        <text:p text:style-name="P13">[more repressed; most repressed] </text:p>
        <text:p text:style-name="P13"/>
        <text:p text:style-name="P13"><text:span text:style-name="Strong_20_Emphasis">1 :</text:span> stopped from being expressed or remembered </text:p>
        <text:list text:style-name="L63">
          <text:list-item>
            <text:p text:style-name="P187"><text:span text:style-name="Emphasis">repressed</text:span> sexuality/anger</text:p>
          </text:list-item>
          <text:list-item>
            <text:p text:style-name="P188">a <text:span text:style-name="Emphasis">repressed</text:span> memory</text:p>
          </text:list-item>
        </text:list>
        <text:p text:style-name="P13"><text:span text:style-name="Strong_20_Emphasis">2 : </text:span>having feelings or desires that are not allowed to be expressed </text:p>
        <text:list text:style-name="L64">
          <text:list-item>
            <text:p text:style-name="P189">a <text:span text:style-name="Emphasis">repressed</text:span> child</text:p>
          </text:list-item>
          <text:list-item>
            <text:p text:style-name="P190">a sexually <text:span text:style-name="Emphasis">repressed</text:span> man</text:p>
          </text:list-item>
        </text:list>
        <text:p text:style-name="P13"><text:soft-page-break/><text:span text:style-name="Strong_20_Emphasis">3 : </text:span>kept under control by force </text:p>
        <text:list text:style-name="L65">
          <text:list-item>
            <text:p text:style-name="P191"><text:span text:style-name="T4">a </text:span><text:span text:style-name="Emphasis"><text:span text:style-name="T4">repressed</text:span></text:span><text:span text:style-name="T4"> minority</text:span></text:p>
          </text:list-item>
        </text:list>
        <text:h text:style-name="P14" text:outline-level="1"><text:span text:style-name="T59">s</text:span><text:span text:style-name="T58">ate</text:span><text:span text:style-name="T14"> </text:span><text:span text:style-name="T41">(</text:span><text:span text:style-name="T40">verb</text:span><text:span text:style-name="T41">)</text:span></text:h>
        <text:p text:style-name="P15"><text:span text:style-name="T34">sates; sated; sating</text:span><text:span text:style-name="T15"><text:line-break/> </text:span></text:p>
        <text:p text:style-name="P15">[+ object] formal </text:p>
        <text:p text:style-name="P15"><text:span text:style-name="Strong_20_Emphasis"><text:span text:style-name="T45">1</text:span></text:span><text:span text:style-name="Strong_20_Emphasis"> </text:span>: to fill (someone) with food so that no more is wanted — usually used as <text:span text:style-name="Emphasis">(be) sated</text:span> </text:p>
        <text:list text:style-name="L66">
          <text:list-item>
            <text:p text:style-name="P192">He ate until he <text:span text:style-name="Emphasis">was</text:span> completely <text:span text:style-name="Emphasis">sated</text:span>. [=<text:span text:style-name="Emphasis">full</text:span>]</text:p>
          </text:list-item>
          <text:list-item>
            <text:p text:style-name="P193">feel <text:span text:style-name="Emphasis">sated</text:span></text:p>
          </text:list-item>
        </text:list>
        <text:p text:style-name="P16"><text:span text:style-name="Strong_20_Emphasis"><text:span text:style-name="T45">2</text:span></text:span><text:span text:style-name="Strong_20_Emphasis"> </text:span>: to end (something, such as hunger or curiosity) by providing everything that is required or wanted : <text:a xlink:type="simple" xlink:href="https://www.britannica.com/dictionary/satisfy" text:style-name="Internet_20_link" text:visited-style-name="Visited_20_Internet_20_Link"><text:span text:style-name="T44">satisfy</text:span></text:a> </text:p>
        <text:list text:style-name="L67">
          <text:list-item>
            <text:p text:style-name="P194">The meal was more than enough to <text:span text:style-name="Emphasis">sate</text:span> his hunger/appetite.</text:p>
          </text:list-item>
          <text:list-item>
            <text:p text:style-name="P195"><text:span text:style-name="T4">The information </text:span><text:span text:style-name="Emphasis"><text:span text:style-name="T4">sated</text:span></text:span><text:span text:style-name="T4"> their curiosity.</text:span></text:p>
          </text:list-item>
        </text:list>
        <text:p text:style-name="P42"><text:span text:style-name="T29">sorely</text:span><text:span text:style-name="T4"> </text:span><text:span text:style-name="T89">(</text:span><text:span text:style-name="T91">ad</text:span><text:span text:style-name="T86">verb</text:span><text:span text:style-name="T89">)</text:span></text:p>
        <text:p text:style-name="Standard"/>
        <text:p text:style-name="P20">: very much : <text:a xlink:type="simple" xlink:href="https://www.britannica.com/dictionary/badly" text:style-name="Internet_20_link" text:visited-style-name="Visited_20_Internet_20_Link"><text:span text:style-name="T44">badly</text:span></text:a> </text:p>
        <text:list text:style-name="L68">
          <text:list-item>
            <text:p text:style-name="P197">You will be <text:span text:style-name="Emphasis">sorely</text:span> missed.</text:p>
          </text:list-item>
          <text:list-item>
            <text:p text:style-name="P197">She provided some <text:span text:style-name="Emphasis">sorely</text:span> needed help.</text:p>
          </text:list-item>
          <text:list-item>
            <text:p text:style-name="P197">The house is <text:span text:style-name="Emphasis">sorely</text:span> in need of paint.</text:p>
          </text:list-item>
          <text:list-item>
            <text:p text:style-name="P196">He is <text:span text:style-name="Emphasis">sorely</text:span> lacking in social skills.</text:p>
          </text:list-item>
        </text:list>
        <text:p text:style-name="P58"/>
        <text:p text:style-name="P27"><text:span text:style-name="T29">swat</text:span><text:span text:style-name="T22"> </text:span><text:span text:style-name="T89">(</text:span><text:span text:style-name="T86">verb</text:span><text:span text:style-name="T89">)</text:span></text:p>
        <text:p text:style-name="P28">swats; swatted; swatting </text:p>
        <text:p text:style-name="Standard"/>
        <text:p text:style-name="Standard">[+ object] </text:p>
        <text:p text:style-name="P20">: to hit (someone or something) with a quick motion </text:p>
        <text:list text:style-name="L69">
          <text:list-item>
            <text:p text:style-name="P199">She <text:span text:style-name="Emphasis">swatted</text:span> the fly with a magazine.</text:p>
          </text:list-item>
          <text:list-item>
            <text:p text:style-name="P199">The cat was <text:span text:style-name="Emphasis">swatting</text:span> the injured mouse with its paw.</text:p>
          </text:list-item>
          <text:list-item>
            <text:p text:style-name="P198">He <text:span text:style-name="Emphasis">swatted</text:span> the tennis ball out of bounds.</text:p>
          </text:list-item>
        </text:list>
        <text:h text:style-name="Heading_20_2" text:outline-level="2">— <text:span text:style-name="T45">swat</text:span></text:h>
        <text:p text:style-name="Text_20_body">noun, plural swats [count] </text:p>
        <text:list text:style-name="L70">
          <text:list-item>
            <text:p text:style-name="P200">He took a <text:span text:style-name="Emphasis">swat</text:span> at the ball but missed.</text:p>
          </text:list-item>
          <text:list-item>
            <text:p text:style-name="P201">She gave the ball a <text:span text:style-name="Emphasis">swat</text:span>. [=she swatted the ball]</text:p>
          </text:list-item>
        </text:list>
        <text:h text:style-name="P11" text:outline-level="1"><text:bookmark text:name="ld_entries_v2_mainh1"/><text:soft-page-break/><text:span text:style-name="T22">subtle </text:span><text:a xlink:type="simple" xlink:href="https://www.britannica.com/dictionary/subtle" text:style-name="Internet_20_link" text:visited-style-name="Visited_20_Internet_20_Link"><text:span text:style-name="T10">(adjective)</text:span></text:a></text:h>
        <text:section text:style-name="Sect1" text:name="Section1">
          <text:p text:style-name="P29">subtler; subtlest </text:p>
          <text:p text:style-name="P3"/>
          <text:p text:style-name="P3">[or more subtle; most subtle] </text:p>
          <text:p text:style-name="P3"><text:span text:style-name="Strong_20_Emphasis">1 :</text:span> hard to notice or see : not obvious </text:p>
          <text:list text:style-name="L71">
            <text:list-item>
              <text:p text:style-name="P203">a <text:span text:style-name="Emphasis">subtle</text:span> difference in meaning between the words</text:p>
            </text:list-item>
            <text:list-item>
              <text:p text:style-name="P203"><text:span text:style-name="Emphasis">subtle</text:span> changes/variations</text:p>
            </text:list-item>
            <text:list-item>
              <text:p text:style-name="P202">the <text:span text:style-name="Emphasis">subtlest</text:span> details</text:p>
            </text:list-item>
          </text:list>
          <text:p text:style-name="P3"><text:span text:style-name="Strong_20_Emphasis">2 : </text:span>clever and indirect : not showing your real purpose </text:p>
          <text:list text:style-name="L72">
            <text:list-item>
              <text:p text:style-name="P205">When it comes to giving criticism, sometimes it's best to take a <text:span text:style-name="Emphasis">subtle</text:span> approach.</text:p>
            </text:list-item>
            <text:list-item>
              <text:p text:style-name="P205">He didn't seem to understand my <text:span text:style-name="Emphasis">subtle</text:span> hints.</text:p>
            </text:list-item>
            <text:list-item>
              <text:p text:style-name="P204">It was her <text:span text:style-name="Emphasis">subtle</text:span> way of telling me to mind my own business.</text:p>
            </text:list-item>
          </text:list>
          <text:p text:style-name="P3"><text:span text:style-name="Strong_20_Emphasis">3 : </text:span>having or showing skill at recognizing and understanding things that are not obvious : <text:a xlink:type="simple" xlink:href="https://www.britannica.com/dictionary/perceptive" text:style-name="Internet_20_link" text:visited-style-name="Visited_20_Internet_20_Link">perceptive</text:a> </text:p>
          <text:list text:style-name="L73">
            <text:list-item>
              <text:p text:style-name="P207">She has a <text:span text:style-name="Emphasis">subtle</text:span> mind.</text:p>
            </text:list-item>
            <text:list-item>
              <text:p text:style-name="P206">a <text:span text:style-name="Emphasis">subtle</text:span> analysis</text:p>
            </text:list-item>
          </text:list>
          <text:h text:style-name="P17" text:outline-level="2">— <text:span text:style-name="T45">subtly</text:span> <text:span text:style-name="T81">(a</text:span><text:span text:style-name="T80">dverb</text:span><text:span text:style-name="T81">)</text:span></text:h>
          <text:list text:style-name="L74">
            <text:list-item>
              <text:p text:style-name="P208"><text:span text:style-name="Emphasis">subtly</text:span> different shades of red</text:p>
            </text:list-item>
          </text:list>
        </text:section>
        <text:p text:style-name="P56"/>
        <text:p text:style-name="P31"><text:span text:style-name="T31">surrogacy</text:span><text:span text:style-name="T24"> </text:span><text:span text:style-name="T84">(</text:span><text:span text:style-name="T85">noun</text:span><text:span text:style-name="T84">)</text:span></text:p>
        <text:p text:style-name="Standard"/>
        <text:p text:style-name="Standard">[noncount] </text:p>
        <text:p text:style-name="P20">: the practice by which a woman (called a surrogate mother) becomes pregnant and gives birth to a baby in order to give it to someone who cannot have children </text:p>
        <text:list text:style-name="L75">
          <text:list-item>
            <text:p text:style-name="P209">choosing between adoption and <text:span text:style-name="Emphasis">surrogacy</text:span></text:p>
          </text:list-item>
        </text:list>
        <text:p text:style-name="P53"/>
        <text:p text:style-name="P30"><text:span text:style-name="T29">vulgar</text:span> <text:span text:style-name="T100">(</text:span><text:span text:style-name="T98">adjective</text:span><text:span text:style-name="T100">)</text:span></text:p>
        <text:p text:style-name="Standard">[more vulgar; most vulgar] </text:p>
        <text:p text:style-name="Standard"/>
        <text:p text:style-name="Standard"><text:span text:style-name="Strong_20_Emphasis">1. </text:span>disapproving : not having or showing good manners, good taste, or politeness</text:p>
        <text:p text:style-name="P34"/>
        <text:list text:style-name="L76">
          <text:list-item>
            <text:p text:style-name="P211">He was a <text:span text:style-name="Emphasis">vulgar</text:span> man.</text:p>
          </text:list-item>
          <text:list-item>
            <text:p text:style-name="P211">She had a coarse, <text:span text:style-name="Emphasis">vulgar</text:span> laugh.</text:p>
          </text:list-item>
          <text:list-item>
            <text:p text:style-name="P211"><text:span text:style-name="Emphasis">vulgar</text:span> table manners</text:p>
          </text:list-item>
          <text:list-item>
            <text:p text:style-name="P211">a <text:span text:style-name="Emphasis">vulgar</text:span> [=<text:span text:style-name="Emphasis">tasteless</text:span>] display of wealth</text:p>
          </text:list-item>
          <text:list-item>
            <text:p text:style-name="P211">I will not tolerate such <text:span text:style-name="Emphasis">vulgar</text:span> language in my home.</text:p>
          </text:list-item>
          <text:list-item>
            <text:p text:style-name="P210"><text:span text:style-name="Emphasis">vulgar</text:span> jokes</text:p>
          </text:list-item>
        </text:list>
        <text:p text:style-name="P3"><text:soft-page-break/><text:span text:style-name="Strong_20_Emphasis">2.</text:span> relating to the common people or the speech of common people </text:p>
        <text:list text:style-name="L77">
          <text:list-item>
            <text:p text:style-name="P212"><text:span text:style-name="Emphasis">vulgar</text:span> Latin</text:p>
          </text:list-item>
        </text:list>
        <text:h text:style-name="P18" text:outline-level="2">—<text:span text:style-name="T3"> </text:span><text:span text:style-name="T2">vulgarly</text:span><text:span text:style-name="T45"> </text:span><text:span text:style-name="T83">(a</text:span><text:span text:style-name="T80">dverb</text:span><text:span text:style-name="T83">)</text:span></text:h>
        <text:list text:style-name="L78">
          <text:list-item>
            <text:p text:style-name="P213"><text:span text:style-name="Emphasis">vulgarly</text:span> sexual jokes</text:p>
          </text:list-item>
        </text:list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1"/>
        <text:p text:style-name="P61"/>
        <text:list text:style-name="L79">
          <text:list-item>
            <text:p text:style-name="P214"><text:soft-page-break/><text:span text:style-name="T104">C</text:span><text:span text:style-name="T103">-f &amp; </text:span><text:span text:style-name="T104">C</text:span><text:span text:style-name="T103">-b</text:span></text:p>
          </text:list-item>
          <text:list-item>
            <text:p text:style-name="P215"><text:span text:style-name="T104">C</text:span>-n &amp; <text:span text:style-name="T104">C</text:span>-p</text:p>
          </text:list-item>
          <text:list-item>
            <text:p text:style-name="P216">C-a &amp; C-e</text:p>
          </text:list-item>
          <text:list-item>
            <text:p text:style-name="P216">M-a &amp; M-e</text:p>
          </text:list-item>
          <text:list-item>
            <text:p text:style-name="P217">C-v &amp; M-v</text:p>
          </text:list-item>
          <text:list-item>
            <text:p text:style-name="P218">C-l</text:p>
          </text:list-item>
          <text:list-item>
            <text:p text:style-name="P219">C-g <text:span text:style-name="T45">&lt;</text:span><text:span text:style-name="T47">to stop a cmnds</text:span><text:span text:style-name="T45">&gt;</text:span></text:p>
          </text:list-item>
          <text:list-item>
            <text:p text:style-name="P220">M - &gt; &amp; M - &lt;</text:p>
          </text:list-item>
          <text:list-item>
            <text:p text:style-name="P221"><text:span text:style-name="T73">C-u </text:span><text:span text:style-name="T48">&lt;numerical arguments&gt; <text:s/></text:span><text:span text:style-name="T74">Any-Cmnds (C-u 8 C-f) // </text:span><text:span text:style-name="T46">it does repeat a comand giving numerical args.</text:span></text:p>
          </text:list-item>
        </text:list>
        <text:p text:style-name="P82"><text:span text:style-name="T75">C-</text:span><text:span text:style-name="T76">x 1 <text:tab/><text:tab/></text:span><text:span text:style-name="T49">One window (i.e., kill all other windows).</text:span></text:p>
        <text:p text:style-name="P83"><text:span text:style-name="T76">C-</text:span><text:span text:style-name="T72">u 8 * </text:span><text:span text:style-name="T45">to insert ********</text:span></text:p>
        <text:p text:style-name="P80"/>
        <text:p text:style-name="P83"><text:span text:style-name="T72">&lt;</text:span><text:span text:style-name="T77">DEL</text:span><text:span text:style-name="T72">&gt;</text:span><text:span text:style-name="T45"> </text:span><text:span text:style-name="T50">Backspace <text:tab/></text:span><text:span text:style-name="T53">D</text:span><text:span text:style-name="T50">elete the c</text:span><text:span text:style-name="T51">h</text:span><text:span text:style-name="T50">aracter just before the cursor.</text:span></text:p>
        <text:p text:style-name="P84"><text:span text:style-name="T72">C-d <text:tab/><text:tab/><text:tab/><text:tab/></text:span><text:span text:style-name="T53">D</text:span><text:span text:style-name="T45">elete </text:span><text:span text:style-name="T51">the next </text:span><text:span text:style-name="T52">character after the cursor.</text:span></text:p>
        <text:p text:style-name="P62"><text:span text:style-name="T105">M-&lt;</text:span>DEL&gt; <text:tab/><text:tab/><text:span text:style-name="T54">kill the word immediately before the cursor.</text:span></text:p>
        <text:p text:style-name="P63"><text:span text:style-name="T106">M-</text:span>d <text:tab/><text:tab/><text:tab/><text:tab/><text:span text:style-name="T45">kill the next word after the cursor.</text:span></text:p>
        <text:p text:style-name="P64">C-k <text:tab/><text:tab/><text:tab/><text:tab/><text:span text:style-name="T45">kill from the cursor position to end of line.</text:span></text:p>
        <text:p text:style-name="P92">There is also</text:p>
        <text:p text:style-name="P21"><text:span text:style-name="Source_20_Text"><text:span text:style-name="T60">C-S-backspace</text:span></text:span><text:span text:style-name="Source_20_Text"> <text:s text:c="2"/># Ctrl-Shift-Backspace</text:span></text:p>
        <text:p text:style-name="P64">M-k <text:tab/><text:tab/><text:tab/><text:tab/><text:span text:style-name="T45">kill to the end of the current sentence.</text:span></text:p>
        <text:p text:style-name="P65">C-&lt;SPACE&gt; C-<text:span text:style-name="T108">w</text:span><text:tab/><text:span text:style-name="T45">highlight the area and then kill.</text:span></text:p>
        <text:p text:style-name="P66">C-&lt;SPACE&gt; <text:span text:style-name="T108">M</text:span>-<text:span text:style-name="T108">w</text:span><text:tab/><text:span text:style-name="T45">highlight the area and then </text:span><text:span text:style-name="T55">copy the highlighed</text:span><text:span text:style-name="T45">.</text:span></text:p>
        <text:p text:style-name="P65">C-x C-x <text:s/><text:tab/><text:tab/><text:tab/><text:span text:style-name="T45">Swap point and mark <text:s/><text:tab/><text:tab/></text:span></text:p>
        <text:p text:style-name="P67"><text:soft-page-break/>C-y<text:tab/><text:tab/><text:tab/><text:tab/><text:span text:style-name="T45">yanking cmnds.</text:span></text:p>
        <text:p text:style-name="P68">M-y<text:tab/><text:tab/><text:tab/><text:tab/><text:span text:style-name="T17">yanked text with the previous kill.</text:span></text:p>
        <text:p text:style-name="P85"><text:span text:style-name="T45">After you have done C-y to get the most recent kill, typing </text:span>M-y <text:span text:style-name="T45">replaces that yanked text with the previous kill. Typing </text:span>M-y <text:span text:style-name="T45">again and again brings in earlier and earlier kills.</text:span></text:p>
        <text:p text:style-name="P69">C-/<text:tab/><text:tab/><text:tab/><text:span text:style-name="T16">undo the change with the undo command, C-/.</text:span></text:p>
        <text:p text:style-name="P69">C-_ <text:tab/><text:tab/><text:tab/><text:span text:style-name="T16">is an alternative undo command; it works exactly the same as C-/.</text:span></text:p>
        <text:p text:style-name="P69">C-x <text:tab/>u<text:span text:style-name="T16"><text:tab/><text:tab/>also works exactly like </text:span>C-/</text:p>
        <text:p text:style-name="P69">C-x C-f <text:s text:c="2"/><text:tab/><text:tab/><text:span text:style-name="T45">Find a file</text:span></text:p>
        <text:p text:style-name="P69">C-x C-s <text:s text:c="2"/><text:tab/><text:tab/><text:span text:style-name="T45">Save the file</text:span></text:p>
        <text:p text:style-name="P69"><text:span text:style-name="Source_20_Text">C-x z <text:tab/> <text:tab/></text:span><text:span text:style-name="Source_20_Text"><text:span text:style-name="T16">Repeats the last command</text:span></text:span></text:p>
        <text:p text:style-name="P69"><text:span text:style-name="Source_20_Text">z<text:tab/><text:tab/></text:span><text:span text:style-name="Source_20_Text"><text:span text:style-name="T4">repeat as often as necessary to repeat the delete command</text:span></text:span></text:p>
        <text:p text:style-name="P69">C-x C-b <text:s text:c="2"/><text:tab/><text:tab/><text:span text:style-name="T45">List buffers</text:span></text:p>
        <text:p text:style-name="P69">C-x b<text:span text:style-name="T45"> </text:span><text:span text:style-name="T4">&lt;</text:span><text:span text:style-name="T5">buffer’s name</text:span><text:span text:style-name="T4">&gt;</text:span><text:span text:style-name="T45"><text:tab/></text:span><text:span text:style-name="T16">In that command, you have to type the buffer's name.</text:span></text:p>
        <text:p text:style-name="P69"><text:span text:style-name="T18">C-x o<text:tab/><text:tab/><text:tab/></text:span><text:span text:style-name="T16">to switch between the windows</text:span></text:p>
        <text:p text:style-name="P69"><text:span text:style-name="Source_20_Text"><text:span text:style-name="T18">C-M-v</text:span></text:span><text:span text:style-name="T16"> and </text:span><text:span text:style-name="Source_20_Text"><text:span text:style-name="T18">C-M-V</text:span></text:span><text:span text:style-name="T16"> to scroll the other window down and up respectively to read the help, without having to switch to that window. </text:span></text:p>
        <text:p text:style-name="P69">C-x 52<text:tab/><text:tab/><text:span text:style-name="T16">See a new frame appear on your screen.</text:span></text:p>
        <text:p text:style-name="P69">C-x 50<text:tab/><text:tab/><text:span text:style-name="T16">This removes the selected frame.</text:span></text:p>
        <text:p text:style-name="P69">C-x s <text:tab/><text:tab/><text:span text:style-name="T16">Save some buffers to their files</text:span></text:p>
        <text:p text:style-name="P69">C-x s<text:tab/><text:span text:style-name="T18"><text:tab/></text:span><text:span text:style-name="T4">asks you about each file-visiting buffer which contains changes that you have not saved</text:span><text:span text:style-name="T16">. </text:span></text:p>
        <text:p text:style-name="P69">M-x <text:tab/><text:span text:style-name="T8">fundamental-mode</text:span><text:span text:style-name="T4"> <text:tab/><text:tab/>is a command to switch to Fundamental mode.</text:span></text:p>
        <text:p text:style-name="P69"><text:span text:style-name="T4">The margin is usually set at 70 characters, but you can change it with the </text:span><text:span text:style-name="T22">C-x f </text:span><text:span text:style-name="T6">cmnds</text:span></text:p>
        <text:p text:style-name="P69"><text:span text:style-name="T6">Auto Fill mode does not re-fill it for you. <text:s/>To re-fill the paragraph, type</text:span><text:span text:style-name="T25"> M-q</text:span></text:p>
        <text:p text:style-name="P69"><text:span text:style-name="T25">C-s </text:span><text:span text:style-name="T6">for forward search</text:span><text:span text:style-name="T25">, </text:span><text:span text:style-name="T26">&amp; </text:span><text:span text:style-name="T25">C-r </text:span><text:span text:style-name="T6">for reverse search</text:span></text:p>
        <text:p text:style-name="P87"><text:s/>C-s C-s <text:s/>Search for most recently searched item <text:s/></text:p>
        <text:p text:style-name="P87"><text:soft-page-break/><text:s/>C-s M-p <text:s/>Previous item in search history <text:s/></text:p>
        <text:p text:style-name="P87"><text:s/>C-s M-n <text:s/>Next item in search history <text:s/></text:p>
        <text:p text:style-name="P87"><text:s/>C-h k C-s <text:s/>Guide to more commands available in incremental search <text:s/></text:p>
        <text:p text:style-name="P69"><text:span text:style-name="T25">M-g g <text:s/><text:tab/><text:tab/></text:span><text:span text:style-name="T6">Jump to specified line <text:s/></text:span></text:p>
        <text:p text:style-name="P69"><text:span text:style-name="T25">C-u C-&lt;SPC&gt; <text:s/><text:tab/></text:span><text:span text:style-name="T6">Cycle through mark ring <text:s/></text:span></text:p>
        <text:p text:style-name="P70"><text:span text:style-name="T25">M-x dire</text:span><text:span text:style-name="T27">d : </text:span><text:span text:style-name="T6">Emacs is a file manager </text:span></text:p>
        <text:p text:style-name="P69"><text:span text:style-name="T19">M-x dired </text:span><text:span text:style-name="T6">invokes Dired, the file manager mode, on a directory of your choice. Then </text:span><text:span text:style-name="T19">C-x C-q </text:span><text:span text:style-name="T6">(or </text:span><text:span text:style-name="T19">M-x</text:span><text:span text:style-name="T6"> wdired-change-to-wdired-mode) switches to Editable Dired mode:</text:span></text:p>
        <text:p text:style-name="P69"><text:span text:style-name="T7">(</text:span><text:span text:style-name="T107">M-x </text:span><text:span text:style-name="T9">query-replace</text:span><text:span text:style-name="T6"> or </text:span><text:span text:style-name="T107">M-%</text:span><text:span text:style-name="T6">); </text:span></text:p>
        <text:p text:style-name="P87"/>
        <text:p text:style-name="P69"><text:span text:style-name="T107">C-x h</text:span><text:span text:style-name="T33"> <text:s/></text:span><text:span text:style-name="T6">Make region contain the entire buffer ("Select all") <text:s/></text:span></text:p>
        <text:p text:style-name="P69"><text:span text:style-name="T107">C-x h C-w <text:s/></text:span><text:span text:style-name="T56">( </text:span><text:span text:style-name="T107">C-x h</text:span><text:span text:style-name="T25"> </text:span><text:span text:style-name="T6">selects the entire buffer; </text:span><text:span text:style-name="T56"><text:s/></text:span><text:span text:style-name="T107">C-w </text:span><text:span text:style-name="T6">erases the selection.) </text:span></text:p>
        <text:p text:style-name="P75"><text:span text:style-name="T107">C-x C-q</text:span><text:span text:style-name="T56"><text:tab/><text:tab/></text:span><text:span text:style-name="T6">turn </text:span><text:span text:style-name="T9">read-only mode <text:s/></text:span><text:span text:style-name="T6">on and off.</text:span></text:p>
        <text:p text:style-name="P69"><text:span text:style-name="T107">M-h </text:span><text:span text:style-name="T9"><text:s/></text:span><text:span text:style-name="T6">Make region contain the current paragraph <text:s/></text:span></text:p>
        <text:p text:style-name="P69"><text:span text:style-name="T107">M-u <text:tab/><text:tab/><text:tab/></text:span><text:span text:style-name="T6">command upcase-word.</text:span></text:p>
        <text:h text:style-name="P97" text:outline-level="5"><text:tab/><text:tab/><text:tab/>Expressions with Balanced Parentheses</text:h>
        <text:p text:style-name="Text_20_body"><text:bookmark text:name="index-sexp"/><text:bookmark text:name="index-expression"/><text:bookmark text:name="index-balanced-expression"/>Each programming language mode has its own definition of a <text:span text:style-name="Emphasis">balanced expression</text:span>. Balanced expressions typically include individual symbols, numbers, and string constants, as well as pieces of code enclosed in a matching pair of delimiters. The following commands deal with balanced expressions (in Emacs, such expressions are referred to internally as <text:span text:style-name="Emphasis">sexps</text:span><text:bookmark text:name="DOCF13"/><text:a xlink:type="simple" xlink:href="https://www.gnu.org/software/emacs/manual/html_node/emacs/Expressions.html#FOOT13" text:style-name="Internet_20_link" text:visited-style-name="Visited_20_Internet_20_Link"><text:span text:style-name="T109">13</text:span></text:a>). </text:p>
        <text:p text:style-name="P23"><text:span text:style-name="User_20_Entry">C-M-f</text:span> </text:p>
        <text:p text:style-name="P22">Move forward over a balanced expression (<text:span text:style-name="Source_20_Text">forward-sexp</text:span>). </text:p>
        <text:p text:style-name="P23"><text:span text:style-name="User_20_Entry">C-M-b</text:span> </text:p>
        <text:p text:style-name="P22">Move backward over a balanced expression (<text:span text:style-name="Source_20_Text">backward-sexp</text:span>). </text:p>
        <text:p text:style-name="P95"><text:span text:style-name="User_20_Entry"><text:span text:style-name="T110">C-M-a</text:span></text:span></text:p>
        <text:p text:style-name="P94"><text:span text:style-name="User_20_Entry"><text:span text:style-name="T62">Beginig of a Function.</text:span></text:span></text:p>
        <text:p text:style-name="P96"><text:soft-page-break/><text:span text:style-name="User_20_Entry"><text:span text:style-name="T111">C-M-e</text:span></text:span></text:p>
        <text:p text:style-name="P94"><text:span text:style-name="User_20_Entry"><text:span text:style-name="T62">End of a Function.</text:span></text:span></text:p>
        <text:p text:style-name="P23"><text:span text:style-name="User_20_Entry">C-M-k</text:span> </text:p>
        <text:p text:style-name="P22">Kill balanced expression forward (<text:span text:style-name="Source_20_Text">kill-sexp</text:span>). </text:p>
        <text:p text:style-name="P23"><text:span text:style-name="User_20_Entry">C-M-t</text:span> </text:p>
        <text:p text:style-name="P22">Transpose expressions (<text:span text:style-name="Source_20_Text">transpose-sexps</text:span>). </text:p>
        <text:p text:style-name="List_20_Heading"><text:span text:style-name="User_20_Entry">C-M-@</text:span> </text:p>
        <text:p text:style-name="P23"><text:span text:style-name="User_20_Entry">C-M-SPC</text:span> </text:p>
        <text:p text:style-name="P22">Put mark after following expression (<text:span text:style-name="Source_20_Text">mark-sexp</text:span>). </text:p>
        <text:p text:style-name="P69"><text:span text:style-name="T9">‘C-o’<text:tab/><text:tab/><text:tab/></text:span><text:span text:style-name="T6">Insert a blank line after the cursor (‘open-line’).</text:span></text:p>
        <text:p text:style-name="P69"><text:span text:style-name="T9">‘C-x C-o’<text:tab/><text:tab/></text:span><text:span text:style-name="T6">Delete all but one of many consecutive blank lines (‘delete-blank-lines’).</text:span></text:p>
        <text:p text:style-name="P93">C-h k</text:p>
        <text:p text:style-name="P87"><text:s/>Shows documentation for the command associated with any particular key. </text:p>
        <text:p text:style-name="P93">C-h f</text:p>
        <text:p text:style-name="P87"><text:s/>Shows documentation for any particular command, by name (i.e. what you would type after M-x). </text:p>
        <text:p text:style-name="P93">M-x shell</text:p>
        <text:p text:style-name="P88">Starts a shell in the buffer named *&lt;*, switching to it if it already exists. </text:p>
        <text:p text:style-name="P71"><text:span text:style-name="T107">C-u M-x </text:span><text:span text:style-name="T9">shell </text:span><text:span text:style-name="T6">to use a buffer with a different name.</text:span></text:p>
        <text:p text:style-name="P71"><text:span text:style-name="T9">M-x </text:span><text:span text:style-name="T6">shell-command or </text:span><text:span text:style-name="T9">M-!</text:span></text:p>
        <text:p text:style-name="P88">Executes a command and displays the output in a new buffer.</text:p>
        <text:p text:style-name="P71"><text:span text:style-name="T9">M-x </text:span><text:span text:style-name="T6">shell-command-on-region or </text:span><text:span text:style-name="T9">M-|</text:span></text:p>
        <text:p text:style-name="P88">Executes a command, piping in the current region as input; displays the output in a new buffer.</text:p>
        <text:p text:style-name="P73"><text:span text:style-name="T25">M-x </text:span><text:span text:style-name="T9">auto-fill-mode<text:tab/></text:span><text:span text:style-name="T6">Wraps your lines automatically when they get longer than 70 characters.<text:tab/></text:span></text:p>
        <text:p text:style-name="P72"><text:span text:style-name="T25">M-x </text:span><text:span text:style-name="T9">flyspell-mode<text:tab/><text:tab/></text:span><text:span text:style-name="T6">Highlights misspelled words as you type.</text:span></text:p>
        <text:p text:style-name="P71"><text:span text:style-name="T25">M-x </text:span><text:span text:style-name="T9">follow-mode</text:span></text:p>
        <text:p text:style-name="P88"><text:soft-page-break/>If you have a buffer displayed in two windows side by side, follow-mode forces them to scroll together such that the text displayed in the second window comes right after the <text:s/>text in the first window, and moving your cursor off the bottom of the left window causes it to appear at the top of the right window:</text:p>
        <text:p text:style-name="P74"><text:span text:style-name="T25">M-x </text:span><text:span text:style-name="T9">icomplete-mode<text:tab/></text:span><text:span text:style-name="T6">In the M-x prompt (and elsewhere), show completions as you type. </text:span></text:p>
        <text:p text:style-name="P74"><text:span text:style-name="T25">M-x </text:span><text:span text:style-name="T9">iswitchb-mode<text:tab/><text:tab/></text:span><text:span text:style-name="T6">Show all buffer names when you switch buffers with C-x b.</text:span></text:p>
        <text:p text:style-name="P74"><text:span text:style-name="T9">C-h m <text:tab/><text:tab/><text:tab/><text:tab/><text:tab/></text:span><text:span text:style-name="T6">describes the active major and minor modes</text:span></text:p>
        <text:p text:style-name="P79"><text:span text:style-name="T9">E</text:span><text:span text:style-name="T8">macs Browser shorcuts</text:span></text:p>
        <text:p text:style-name="P81">{ <text:s/></text:p>
        <text:p text:style-name="P76"><text:span text:style-name="T6">b</text:span><text:span text:style-name="T4">ack to the privious page l</text:span></text:p>
        <text:p text:style-name="P89">forward to next page r</text:p>
        <text:p text:style-name="P90">reload g</text:p>
        <text:p text:style-name="P91">close browser q</text:p>
        <text:p text:style-name="P81">}</text:p>
        <text:p text:style-name="P77"><text:span text:style-name="T4">To get out of the recursive editing level, type </text:span><text:span text:style-name="T8">&lt;ESC&gt; &lt;ESC&gt; &lt;ESC&gt;.</text:span></text:p>
        <text:p text:style-name="P91">That is an all-purpose "get out" command. <text:s/>You can also use it for eliminating extra windows, and getting out of the minibuffer.</text:p>
        <text:p text:style-name="P77"><text:span text:style-name="T4"><text:s/></text:span><text:span text:style-name="T8">M-x </text:span><text:span text:style-name="T4">to get into a minibuffer; then type </text:span><text:span text:style-name="T8">&lt;ESC&gt; &lt;ESC&gt; &lt;ESC&gt; </text:span><text:span text:style-name="T4">to <text:s/>get out.</text:span></text:p>
        <text:p text:style-name="P91"/>
        <text:p text:style-name="P91"/>
        <text:p text:style-name="P86"><text:span text:style-name="T3">‘M-=’</text:span><text:tab/><text:span text:style-name="T4">Display the number of lines, words, and characters that are present in the region (‘count-words-region’). <text:s/>*Note Mark::, for information about the region.</text:span></text:p>
        <text:p text:style-name="P77"><text:span text:style-name="T8">‘</text:span>M-x <text:span text:style-name="T8">count-words’</text:span><text:span text:style-name="T4"> <text:s text:c="4"/>Display the number of lines, words, and characters that are present in the buffer. <text:s/>If the region is active (*note Mark::), display the numbers for the region instead.</text:span></text:p>
        <text:p text:style-name="P91"/>
        <text:p text:style-name="P78">‘C-x =’<text:tab/><text:span text:style-name="T4">Display the character code of character after point, character position of point, and column of point (‘what-cursor-position’).</text:span></text:p>
        <text:p text:style-name="P78">‘M-x <text:span text:style-name="T8">hl-line-mode’<text:tab/></text:span><text:span text:style-name="T4">Enable or disable highlighting of the current line. <text:s/>*Note Cursor Display.</text:span></text:p>
        <text:p text:style-name="P77"><text:span text:style-name="T8">‘</text:span>M-x <text:span text:style-name="T8">size-indication-mode’<text:tab/></text:span><text:span text:style-name="T4">Toggle automatic display of the size of the buffer. <text:s/>*Note Optional</text:span></text:p>
        <text:p text:style-name="P91">Mode Line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Linux Libertine Display" svg:font-family="'Linux Libertine Display'" style:font-pitch="variable"/>
    <style:font-face style:name="OpenSymbol" svg:font-family="OpenSymbol" style:font-charset="x-symbol"/>
    <style:font-face style:name="P052" svg:font-family="P052" style:font-pitch="variable"/>
  </office:font-face-decls>
  <office:styles>
    <draw:fill-image draw:name="Cardboard" xlink:href="Pictures/100000000000020000000200616871922E80B6F4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Linux Biolinum" style:font-family-asian="'Linux Biolinum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Linux Biolinum" style:font-family-asian="'Linux Biolinum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Linux Biolinum" style:font-family-asian="'Linux Biolinum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Cardboard" style:footnote-max-height="0in" loext:margin-gutter="0in">
        <style:background-image xlink:href="Pictures/100000000000020000000200616871922E80B6F4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729fcf" draw:fill-image-name="Cardboard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8:19:36.063847477</meta:creation-date>
    <dc:date>2022-12-30T16:56:21.169000597</dc:date>
    <meta:editing-duration>P1DT13H57M54S</meta:editing-duration>
    <meta:editing-cycles>233</meta:editing-cycles>
    <meta:generator>LibreOffice/7.4.3.2$Linux_X86_64 LibreOffice_project/40$Build-2</meta:generator>
    <meta:document-statistic meta:table-count="0" meta:image-count="0" meta:object-count="0" meta:page-count="16" meta:paragraph-count="404" meta:word-count="3411" meta:character-count="19182" meta:non-whitespace-character-count="16024"/>
  </office:meta>
</office:document-meta>
</file>